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9895833333333334in"/>
    </style:style>
    <style:style style:name="co3" style:family="table-column">
      <style:table-column-properties fo:break-before="auto" style:column-width="1.4895833333333333in"/>
    </style:style>
    <style:style style:name="co4" style:family="table-column">
      <style:table-column-properties fo:break-before="auto" style:column-width="0.11458333333333333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0.23958333333333334in"/>
    </style:style>
    <style:style style:name="co7" style:family="table-column">
      <style:table-column-properties fo:break-before="auto" style:column-width="0.6354166666666666in"/>
    </style:style>
    <style:style style:name="co8" style:family="table-column">
      <style:table-column-properties fo:break-before="auto" style:column-width="0.3854166666666667in"/>
    </style:style>
    <style:style style:name="co9" style:family="table-column">
      <style:table-column-properties fo:break-before="auto" style:column-width="0.5520833333333334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5729166666666667in"/>
    </style:style>
    <style:style style:name="co12" style:family="table-column">
      <style:table-column-properties fo:break-before="auto" style:column-width="0.4583333333333333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1.2604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2916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true"/>
    </style:style>
    <style:style style:name="ta1" style:family="table" style:master-page-name="PageStyle_5f_MIC">
      <style:table-properties table:display="true" style:writing-mode="lr-tb"/>
    </style:style>
    <style:style style:name="ta2" style:family="table" style:master-page-name="PageStyle_5f_Monday">
      <style:table-properties table:display="true" style:writing-mode="lr-tb"/>
    </style:style>
    <style:style style:name="ta3" style:family="table" style:master-page-name="PageStyle_5f_Tuesday">
      <style:table-properties table:display="true" style:writing-mode="lr-tb"/>
    </style:style>
    <style:style style:name="ta4" style:family="table" style:master-page-name="PageStyle_5f_Wednesday">
      <style:table-properties table:display="true" style:writing-mode="lr-tb"/>
    </style:style>
    <style:style style:name="ta5" style:family="table" style:master-page-name="PageStyle_5f_Thursday">
      <style:table-properties table:display="true" style:writing-mode="lr-tb"/>
    </style:style>
    <style:style style:name="ta6" style:family="table" style:master-page-name="PageStyle_5f_Friday">
      <style:table-properties table:display="true" style:writing-mode="lr-tb"/>
    </style:style>
    <style:style style:name="ta7" style:family="table" style:master-page-name="PageStyle_5f_scor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00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3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00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6" style:family="table-cell" style:parent-style-name="Default">
      <style:table-cell-properties fo:border-left="1.0pt solid #000000"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00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9" style:family="table-cell" style:parent-style-name="Default" style:data-style-name="N165">
      <style:table-cell-properties fo:border-left="1.0pt solid #000000" fo:border-right="1.0pt solid #000000" fo:border-top="1.0pt solid #000000" fo:border-bottom="1.0pt solid #000000" fo:wrap-option="wrap" style:vertical-align="middle" fo:background-color="#00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0" style:family="table-cell" style:parent-style-name="Default">
      <style:table-cell-properties fo:border-left="1.0pt solid #000000" fo:border-right="1.0pt solid #000000"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middle" fo:background-color="#00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5" style:family="table-cell" style:parent-style-name="Default">
      <style:table-cell-properties fo:border-left="1.0pt solid #000000" fo:border-top="1.0pt solid #000000" fo:border-bottom="1.0pt solid #000000" style:vertical-align="middle" fo:background-color="#00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6" style:family="table-cell" style:parent-style-name="Default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9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middle" fo:background-color="#FF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42" style:family="table-cell" style:parent-style-name="Default">
      <style:table-cell-properties fo:border-left="1.0pt solid #000000" fo:border-top="1.0pt solid #000000" fo:border-bottom="1.0pt solid #000000" style:vertical-align="middle" fo:background-color="#FF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43" style:family="table-cell" style:parent-style-name="Default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5" style:family="table-cell" style:parent-style-name="Default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7" style:family="table-cell" style:parent-style-name="Default" style:data-style-name="N166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8" style:family="table-cell" style:parent-style-name="Default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fo:border-top="1.0pt solid #000000" fo:border-bottom="1.0pt solid #000000" fo:wrap-option="wrap" style:vertical-align="middle" fo:background-color="#FF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5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9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1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F1C232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6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9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9FC5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0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1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F6B2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2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3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5" style:family="table-cell" style:parent-style-name="Default">
      <style:table-cell-properties fo:border-lef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FF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68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FF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MIC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44"/>
        <table:table-row table:style-name="ro2">
          <table:table-cell table:style-name="ce21" office:value-type="string">
            <text:p>Roster</text:p>
          </table:table-cell>
          <table:table-cell table:style-name="ce22" table:formula="oooc:=CONCAT(TEXT([Monday.A1];&quot;dd/MM/yyyy&quot;),&quot; (Mon)&quot;)" office:value-type="string">
            <text:p>18/05/2015 (Mon)</text:p>
          </table:table-cell>
          <table:table-cell table:style-name="ce22" table:formula="oooc:=CONCAT(TEXT([Tuesday.A1];&quot;dd/MM/yyyy&quot;),&quot; (Tue)&quot;)" office:value-type="string">
            <text:p>19/05/2015 (Tue)</text:p>
          </table:table-cell>
          <table:table-cell table:style-name="ce22" table:formula="oooc:=CONCAT(TEXT([Wednesday.A1];&quot;dd/MM/yyyy&quot;),&quot; (Wed)&quot;)" office:value-type="string">
            <text:p>20/05/2015 (Wed)</text:p>
          </table:table-cell>
          <table:table-cell table:style-name="ce22" table:formula="oooc:=CONCAT(TEXT([Thursday.A1];&quot;dd/MM/yyyy&quot;),&quot; (Thu)&quot;)" office:value-type="string">
            <text:p>21/05/2015 (Thu)</text:p>
          </table:table-cell>
          <table:table-cell table:style-name="ce22" table:formula="oooc:=CONCAT(TEXT([Friday.A1];&quot;dd/MM/yyyy&quot;),&quot; (Fri)&quot;)" office:value-type="string">
            <text:p>22/05/2015 (Fri)</text:p>
          </table:table-cell>
          <table:table-cell table:style-name="ce23"/>
        </table:table-row>
        <table:table-row table:style-name="ro2">
          <table:table-cell table:style-name="ce24" office:value-type="string">
            <text:p>1000 ~ 1030</text:p>
          </table:table-cell>
          <table:table-cell table:style-name="ce25" table:formula="oooc:=IF([Monday.B2]&gt;=10;[.H4];&quot;&quot;)&amp;IF([Monday.B3]&gt;=10;[.H5];&quot;&quot;)&amp;IF([Monday.B4]&gt;=10;[.H6];&quot;&quot;)&amp;IF([Monday.B5]&gt;=10;[.H7];&quot;&quot;)&amp;IF([Monday.B6]&gt;=10;[.H8];&quot;&quot;)&amp;IF([Monday.B7]&gt;=10;[.H9];&quot;&quot;)&amp;IF([Monday.B8]&gt;=10;[.H10];&quot;&quot;)&amp;IF([Monday.B9]&gt;=10;[.H11];&quot;&quot;)&amp;IF([Monday.B10]&gt;=10;[.H12];&quot;&quot;)&amp;IF([Monday.B11]&gt;=10;[.H13];&quot;&quot;)&amp;IF([Monday.B12]&gt;=10;[.H14];&quot;&quot;)&amp;IF([Monday.B13]&gt;=10;[.H15];&quot;&quot;)" office:value-type="string">
            <text:p>Emily</text:p>
          </table:table-cell>
          <table:table-cell table:style-name="ce25" table:formula="oooc:=IF([Tuesday.B2]&gt;=10;[.H4];&quot;&quot;)&amp;IF([Tuesday.B3]&gt;=10;[.H5];&quot;&quot;)&amp;IF([Tuesday.B4]&gt;=10;[.H6];&quot;&quot;)&amp;IF([Tuesday.B5]&gt;=10;[.H7];&quot;&quot;)&amp;IF([Tuesday.B6]&gt;=10;[.H8];&quot;&quot;)&amp;IF([Tuesday.B7]&gt;=10;[.H9];&quot;&quot;)&amp;IF([Tuesday.B8]&gt;=10;[.H10];&quot;&quot;)&amp;IF([Tuesday.B9]&gt;=10;[.H11];&quot;&quot;)&amp;IF([Tuesday.B10]&gt;=10;[.H12];&quot;&quot;)&amp;IF([Tuesday.B11]&gt;=10;[.H13];&quot;&quot;)&amp;IF([Tuesday.B12]&gt;=10;[.H14];&quot;&quot;)&amp;IF([Tuesday.B13]&gt;=10;[.H15];&quot;&quot;)" office:value-type="string">
            <text:p>Kelvin</text:p>
          </table:table-cell>
          <table:table-cell table:style-name="ce25" table:formula="oooc:=IF([Wednesday.B2]&gt;=10;[.H4];&quot;&quot;)&amp;IF([Wednesday.B3]&gt;=10;[.H5];&quot;&quot;)&amp;IF([Wednesday.B4]&gt;=10;[.H6];&quot;&quot;)&amp;IF([Wednesday.B5]&gt;=10;[.H7];&quot;&quot;)&amp;IF([Wednesday.B6]&gt;=10;[.H8];&quot;&quot;)&amp;IF([Wednesday.B7]&gt;=10;[.H9];&quot;&quot;)&amp;IF([Wednesday.B8]&gt;=10;[.H10];&quot;&quot;)&amp;IF([Wednesday.B9]&gt;=10;[.H11];&quot;&quot;)&amp;IF([Wednesday.B10]&gt;=10;[.H12];&quot;&quot;)&amp;IF([Wednesday.B11]&gt;=10;[.H13];&quot;&quot;)&amp;IF([Wednesday.B12]&gt;=10;[.H14];&quot;&quot;)&amp;IF([Wednesday.B13]&gt;=10;[.H15];&quot;&quot;)" office:value-type="string">
            <text:p>阿芝</text:p>
          </table:table-cell>
          <table:table-cell table:style-name="ce25" table:formula="oooc:=IF([Thursday.B2]&gt;=10;[.H4];&quot;&quot;)&amp;IF([Thursday.B3]&gt;=10;[.H5];&quot;&quot;)&amp;IF([Thursday.B4]&gt;=10;[.H6];&quot;&quot;)&amp;IF([Thursday.B5]&gt;=10;[.H7];&quot;&quot;)&amp;IF([Thursday.B6]&gt;=10;[.H8];&quot;&quot;)&amp;IF([Thursday.B7]&gt;=10;[.H9];&quot;&quot;)&amp;IF([Thursday.B8]&gt;=10;[.H10];&quot;&quot;)&amp;IF([Thursday.B9]&gt;=10;[.H11];&quot;&quot;)&amp;IF([Thursday.B10]&gt;=10;[.H12];&quot;&quot;)&amp;IF([Thursday.B11]&gt;=10;[.H13];&quot;&quot;)&amp;IF([Thursday.B12]&gt;=10;[.H14];&quot;&quot;)&amp;IF([Thursday.B13]&gt;=10;[.H15];&quot;&quot;)" office:value-type="string">
            <text:p>Emily</text:p>
          </table:table-cell>
          <table:table-cell table:style-name="ce25" table:formula="oooc:=IF([Friday.B2]&gt;=10;[.H4];&quot;&quot;)&amp;IF([Friday.B3]&gt;=10;[.H5];&quot;&quot;)&amp;IF([Friday.B4]&gt;=10;[.H6];&quot;&quot;)&amp;IF([Friday.B5]&gt;=10;[.H7];&quot;&quot;)&amp;IF([Friday.B6]&gt;=10;[.H8];&quot;&quot;)&amp;IF([Friday.B7]&gt;=10;[.H9];&quot;&quot;)&amp;IF([Friday.B8]&gt;=10;[.H10];&quot;&quot;)&amp;IF([Friday.B9]&gt;=10;[.H11];&quot;&quot;)&amp;IF([Friday.B10]&gt;=10;[.H12];&quot;&quot;)&amp;IF([Friday.C11]&gt;=10;[.H13];&quot;&quot;)&amp;IF([Friday.B12]&gt;=10;[.H14];&quot;&quot;)&amp;IF([Friday.B13]&gt;=10;[.H15];&quot;&quot;)" office:value-type="string">
            <text:p>Anson</text:p>
          </table:table-cell>
          <table:table-cell table:style-name="ce26"/>
          <table:table-cell table:number-columns-repeated="5" table:style-name="ce27"/>
        </table:table-row>
        <table:table-row table:style-name="ro2">
          <table:table-cell table:style-name="ce24" office:value-type="string">
            <text:p>1030 ~ 1100</text:p>
          </table:table-cell>
          <table:table-cell table:style-name="ce25" table:formula="oooc:=IF([Monday.C2]&gt;=10;[.H4];&quot;&quot;)&amp;IF([Monday.C3]&gt;=10;[.H5];&quot;&quot;)&amp;IF([Monday.C4]&gt;=10;[.H6];&quot;&quot;)&amp;IF([Monday.C5]&gt;=10;[.H7];&quot;&quot;)&amp;IF([Monday.C6]&gt;=10;[.H8];&quot;&quot;)&amp;IF([Monday.C7]&gt;=10;[.H9];&quot;&quot;)&amp;IF([Monday.C8]&gt;=10;[.H10];&quot;&quot;)&amp;IF([Monday.C9]&gt;=10;[.H11];&quot;&quot;)&amp;IF([Monday.C10]&gt;=10;[.H12];&quot;&quot;)&amp;IF([Monday.C11]&gt;=10;[.H13];&quot;&quot;)&amp;IF([Monday.C12]&gt;=10;[.H14];&quot;&quot;)&amp;IF([Monday.C13]&gt;=10;[.H15];&quot;&quot;)" office:value-type="string">
            <text:p>Emily</text:p>
          </table:table-cell>
          <table:table-cell table:style-name="ce25" table:formula="oooc:=IF([Tuesday.C2]&gt;=10;[.H4];&quot;&quot;)&amp;IF([Tuesday.C3]&gt;=10;[.H5];&quot;&quot;)&amp;IF([Tuesday.C4]&gt;=10;[.H6];&quot;&quot;)&amp;IF([Tuesday.C5]&gt;=10;[.H7];&quot;&quot;)&amp;IF([Tuesday.C6]&gt;=10;[.H8];&quot;&quot;)&amp;IF([Tuesday.C7]&gt;=10;[.H9];&quot;&quot;)&amp;IF([Tuesday.C8]&gt;=10;[.H10];&quot;&quot;)&amp;IF([Tuesday.C9]&gt;=10;[.H11];&quot;&quot;)&amp;IF([Tuesday.C10]&gt;=10;[.H12];&quot;&quot;)&amp;IF([Tuesday.C11]&gt;=10;[.H13];&quot;&quot;)&amp;IF([Tuesday.C12]&gt;=10;[.H14];&quot;&quot;)&amp;IF([Tuesday.C13]&gt;=10;[.H15];&quot;&quot;)" office:value-type="string">
            <text:p>Kelvin</text:p>
          </table:table-cell>
          <table:table-cell table:style-name="ce25" table:formula="oooc:=IF([Wednesday.C2]&gt;=10;[.H4];&quot;&quot;)&amp;IF([Wednesday.C3]&gt;=10;[.H5];&quot;&quot;)&amp;IF([Wednesday.C4]&gt;=10;[.H6];&quot;&quot;)&amp;IF([Wednesday.C5]&gt;=10;[.H7];&quot;&quot;)&amp;IF([Wednesday.C6]&gt;=10;[.H8];&quot;&quot;)&amp;IF([Wednesday.C7]&gt;=10;[.H9];&quot;&quot;)&amp;IF([Wednesday.C8]&gt;=10;[.H10];&quot;&quot;)&amp;IF([Wednesday.C9]&gt;=10;[.H11];&quot;&quot;)&amp;IF([Wednesday.C10]&gt;=10;[.H12];&quot;&quot;)&amp;IF([Wednesday.C11]&gt;=10;[.H13];&quot;&quot;)&amp;IF([Wednesday.C12]&gt;=10;[.H14];&quot;&quot;)&amp;IF([Wednesday.C13]&gt;=10;[.H15];&quot;&quot;)" office:value-type="string">
            <text:p>阿芝</text:p>
          </table:table-cell>
          <table:table-cell table:style-name="ce25" table:formula="oooc:=IF([Thursday.C2]&gt;=10;[.H4];&quot;&quot;)&amp;IF([Thursday.C3]&gt;=10;[.H5];&quot;&quot;)&amp;IF([Thursday.C4]&gt;=10;[.H6];&quot;&quot;)&amp;IF([Thursday.C5]&gt;=10;[.H7];&quot;&quot;)&amp;IF([Thursday.C6]&gt;=10;[.H8];&quot;&quot;)&amp;IF([Thursday.C7]&gt;=10;[.H9];&quot;&quot;)&amp;IF([Thursday.C8]&gt;=10;[.H10];&quot;&quot;)&amp;IF([Thursday.C9]&gt;=10;[.H11];&quot;&quot;)&amp;IF([Thursday.C10]&gt;=10;[.H12];&quot;&quot;)&amp;IF([Thursday.C11]&gt;=10;[.H13];&quot;&quot;)&amp;IF([Thursday.C12]&gt;=10;[.H14];&quot;&quot;)&amp;IF([Thursday.C13]&gt;=10;[.H15];&quot;&quot;)" office:value-type="string">
            <text:p>Emily</text:p>
          </table:table-cell>
          <table:table-cell table:style-name="ce25" table:formula="oooc:=IF([Friday.C2]&gt;=10;[.H4];&quot;&quot;)&amp;IF([Friday.C3]&gt;=10;[.H5];&quot;&quot;)&amp;IF([Friday.C4]&gt;=10;[.H6];&quot;&quot;)&amp;IF([Friday.C5]&gt;=10;[.H7];&quot;&quot;)&amp;IF([Friday.C6]&gt;=10;[.H8];&quot;&quot;)&amp;IF([Friday.C7]&gt;=10;[.H9];&quot;&quot;)&amp;IF([Friday.C8]&gt;=10;[.H10];&quot;&quot;)&amp;IF([Friday.C9]&gt;=10;[.H11];&quot;&quot;)&amp;IF([Friday.C10]&gt;=10;[.H12];&quot;&quot;)&amp;IF([Friday.C11]&gt;=10;[.H13];&quot;&quot;)&amp;IF([Friday.C12]&gt;=10;[.H14];&quot;&quot;)&amp;IF([Friday.C13]&gt;=10;[.H15];&quot;&quot;)" office:value-type="string">
            <text:p>Anson</text:p>
          </table:table-cell>
          <table:table-cell table:style-name="ce30"/>
          <table:table-cell table:number-columns-repeated="2" table:style-name="ce34"/>
          <table:table-cell table:style-name="ce35" office:value-type="string">
            <text:p>hour(s)</text:p>
          </table:table-cell>
          <table:table-cell table:style-name="ce36" office:value-type="string">
            <text:p>delta</text:p>
          </table:table-cell>
          <table:table-cell table:style-name="ce35" office:value-type="string">
            <text:p>更數(s)</text:p>
          </table:table-cell>
        </table:table-row>
        <table:table-row table:style-name="ro2">
          <table:table-cell table:style-name="ce24" office:value-type="string">
            <text:p>1100 ~ 1130</text:p>
          </table:table-cell>
          <table:table-cell table:style-name="ce25" table:formula="oooc:=IF([Monday.D2]&gt;=10;[.H4];&quot;&quot;)&amp;IF([Monday.D3]&gt;=10;[.H5];&quot;&quot;)&amp;IF([Monday.D4]&gt;=10;[.H6];&quot;&quot;)&amp;IF([Monday.D5]&gt;=10;[.H7];&quot;&quot;)&amp;IF([Monday.D6]&gt;=10;[.H8];&quot;&quot;)&amp;IF([Monday.D7]&gt;=10;[.H9];&quot;&quot;)&amp;IF([Monday.D8]&gt;=10;[.H10];&quot;&quot;)&amp;IF([Monday.D9]&gt;=10;[.H11];&quot;&quot;)&amp;IF([Monday.D10]&gt;=10;[.H12];&quot;&quot;)&amp;IF([Monday.D11]&gt;=10;[.H13];&quot;&quot;)&amp;IF([Monday.D12]&gt;=10;[.H14];&quot;&quot;)&amp;IF([Monday.D13]&gt;=10;[.H15];&quot;&quot;)" office:value-type="string">
            <text:p>Emily</text:p>
          </table:table-cell>
          <table:table-cell table:style-name="ce25" table:formula="oooc:=IF([Tuesday.D2]&gt;=10;[.H4];&quot;&quot;)&amp;IF([Tuesday.D3]&gt;=10;[.H5];&quot;&quot;)&amp;IF([Tuesday.D4]&gt;=10;[.H6];&quot;&quot;)&amp;IF([Tuesday.D5]&gt;=10;[.H7];&quot;&quot;)&amp;IF([Tuesday.D6]&gt;=10;[.H8];&quot;&quot;)&amp;IF([Tuesday.D7]&gt;=10;[.H9];&quot;&quot;)&amp;IF([Tuesday.D8]&gt;=10;[.H10];&quot;&quot;)&amp;IF([Tuesday.D9]&gt;=10;[.H11];&quot;&quot;)&amp;IF([Tuesday.D10]&gt;=10;[.H12];&quot;&quot;)&amp;IF([Tuesday.D11]&gt;=10;[.H13];&quot;&quot;)&amp;IF([Tuesday.D12]&gt;=10;[.H14];&quot;&quot;)&amp;IF([Tuesday.D13]&gt;=10;[.H15];&quot;&quot;)" office:value-type="string">
            <text:p>Kelvin</text:p>
          </table:table-cell>
          <table:table-cell table:style-name="ce25" table:formula="oooc:=IF([Wednesday.D2]&gt;=10;[.H4];&quot;&quot;)&amp;IF([Wednesday.D3]&gt;=10;[.H5];&quot;&quot;)&amp;IF([Wednesday.D4]&gt;=10;[.H6];&quot;&quot;)&amp;IF([Wednesday.D5]&gt;=10;[.H7];&quot;&quot;)&amp;IF([Wednesday.D6]&gt;=10;[.H8];&quot;&quot;)&amp;IF([Wednesday.D7]&gt;=10;[.H9];&quot;&quot;)&amp;IF([Wednesday.D8]&gt;=10;[.H10];&quot;&quot;)&amp;IF([Wednesday.D9]&gt;=10;[.H11];&quot;&quot;)&amp;IF([Wednesday.D10]&gt;=10;[.H12];&quot;&quot;)&amp;IF([Wednesday.D11]&gt;=10;[.H13];&quot;&quot;)&amp;IF([Wednesday.D12]&gt;=10;[.H14];&quot;&quot;)&amp;IF([Wednesday.D13]&gt;=10;[.H15];&quot;&quot;)" office:value-type="string">
            <text:p>阿芝</text:p>
          </table:table-cell>
          <table:table-cell table:style-name="ce25" table:formula="oooc:=IF([Thursday.D2]&gt;=10;[.H4];&quot;&quot;)&amp;IF([Thursday.D3]&gt;=10;[.H5];&quot;&quot;)&amp;IF([Thursday.D4]&gt;=10;[.H6];&quot;&quot;)&amp;IF([Thursday.D5]&gt;=10;[.H7];&quot;&quot;)&amp;IF([Thursday.D6]&gt;=10;[.H8];&quot;&quot;)&amp;IF([Thursday.D7]&gt;=10;[.H9];&quot;&quot;)&amp;IF([Thursday.D8]&gt;=10;[.H10];&quot;&quot;)&amp;IF([Thursday.D9]&gt;=10;[.H11];&quot;&quot;)&amp;IF([Thursday.D10]&gt;=10;[.H12];&quot;&quot;)&amp;IF([Thursday.D11]&gt;=10;[.H13];&quot;&quot;)&amp;IF([Thursday.D12]&gt;=10;[.H14];&quot;&quot;)&amp;IF([Thursday.D13]&gt;=10;[.H15];&quot;&quot;)" office:value-type="string">
            <text:p>Emily</text:p>
          </table:table-cell>
          <table:table-cell table:style-name="ce25" table:formula="oooc:=IF([Friday.D2]&gt;=10;[.H4];&quot;&quot;)&amp;IF([Friday.D3]&gt;=10;[.H5];&quot;&quot;)&amp;IF([Friday.D4]&gt;=10;[.H6];&quot;&quot;)&amp;IF([Friday.D5]&gt;=10;[.H7];&quot;&quot;)&amp;IF([Friday.D6]&gt;=10;[.H8];&quot;&quot;)&amp;IF([Friday.D7]&gt;=10;[.H9];&quot;&quot;)&amp;IF([Friday.D8]&gt;=10;[.H10];&quot;&quot;)&amp;IF([Friday.D9]&gt;=10;[.H11];&quot;&quot;)&amp;IF([Friday.D10]&gt;=10;[.H12];&quot;&quot;)&amp;IF([Friday.D11]&gt;=10;[.H13];&quot;&quot;)&amp;IF([Friday.D12]&gt;=10;[.H14];&quot;&quot;)&amp;IF([Friday.D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Anson</text:p>
          </table:table-cell>
          <table:table-cell table:style-name="ce46"/>
          <table:table-cell table:style-name="ce47" table:formula="oooc:=COUNTIF([.$B$2:.$F$18];[.H4])*0.5" office:value-type="string">
            <text:p>11.0</text:p>
          </table:table-cell>
          <table:table-cell table:style-name="ce48" table:formula="oooc:=[.J4]-SUM([.J$4:.J$13])/COUNTA([.J$4:.J$13])" office:value-type="string">
            <text:p>6.75</text:p>
          </table:table-cell>
          <table:table-cell table:style-name="ce45"/>
        </table:table-row>
        <table:table-row table:style-name="ro2">
          <table:table-cell table:style-name="ce24" office:value-type="string">
            <text:p>1130 ~ 1200</text:p>
          </table:table-cell>
          <table:table-cell table:style-name="ce25" table:formula="oooc:=IF([Monday.E2]&gt;=10;[.H4];&quot;&quot;)&amp;IF([Monday.E3]&gt;=10;[.H5];&quot;&quot;)&amp;IF([Monday.E4]&gt;=10;[.H6];&quot;&quot;)&amp;IF([Monday.E5]&gt;=10;[.H7];&quot;&quot;)&amp;IF([Monday.E6]&gt;=10;[.H8];&quot;&quot;)&amp;IF([Monday.E7]&gt;=10;[.H9];&quot;&quot;)&amp;IF([Monday.E8]&gt;=10;[.H10];&quot;&quot;)&amp;IF([Monday.E9]&gt;=10;[.H11];&quot;&quot;)&amp;IF([Monday.E10]&gt;=10;[.H12];&quot;&quot;)&amp;IF([Monday.E11]&gt;=10;[.H13];&quot;&quot;)&amp;IF([Monday.E12]&gt;=10;[.H14];&quot;&quot;)&amp;IF([Monday.E13]&gt;=10;[.H15];&quot;&quot;)" office:value-type="string">
            <text:p>Emily</text:p>
          </table:table-cell>
          <table:table-cell table:style-name="ce25" table:formula="oooc:=IF([Tuesday.E2]&gt;=10;[.H4];&quot;&quot;)&amp;IF([Tuesday.E3]&gt;=10;[.H5];&quot;&quot;)&amp;IF([Tuesday.E4]&gt;=10;[.H6];&quot;&quot;)&amp;IF([Tuesday.E5]&gt;=10;[.H7];&quot;&quot;)&amp;IF([Tuesday.E6]&gt;=10;[.H8];&quot;&quot;)&amp;IF([Tuesday.E7]&gt;=10;[.H9];&quot;&quot;)&amp;IF([Tuesday.E8]&gt;=10;[.H10];&quot;&quot;)&amp;IF([Tuesday.E9]&gt;=10;[.H11];&quot;&quot;)&amp;IF([Tuesday.E10]&gt;=10;[.H12];&quot;&quot;)&amp;IF([Tuesday.E11]&gt;=10;[.H13];&quot;&quot;)&amp;IF([Tuesday.E12]&gt;=10;[.H14];&quot;&quot;)&amp;IF([Tuesday.E13]&gt;=10;[.H15];&quot;&quot;)" office:value-type="string">
            <text:p>Kelvin</text:p>
          </table:table-cell>
          <table:table-cell table:style-name="ce25" table:formula="oooc:=IF([Wednesday.E2]&gt;=10;[.H4];&quot;&quot;)&amp;IF([Wednesday.E3]&gt;=10;[.H5];&quot;&quot;)&amp;IF([Wednesday.E4]&gt;=10;[.H6];&quot;&quot;)&amp;IF([Wednesday.E5]&gt;=10;[.H7];&quot;&quot;)&amp;IF([Wednesday.E6]&gt;=10;[.H8];&quot;&quot;)&amp;IF([Wednesday.E7]&gt;=10;[.H9];&quot;&quot;)&amp;IF([Wednesday.E8]&gt;=10;[.H10];&quot;&quot;)&amp;IF([Wednesday.E9]&gt;=10;[.H11];&quot;&quot;)&amp;IF([Wednesday.E10]&gt;=10;[.H12];&quot;&quot;)&amp;IF([Wednesday.E11]&gt;=10;[.H13];&quot;&quot;)&amp;IF([Wednesday.E12]&gt;=10;[.H14];&quot;&quot;)&amp;IF([Wednesday.E13]&gt;=10;[.H15];&quot;&quot;)" office:value-type="string">
            <text:p>阿芝</text:p>
          </table:table-cell>
          <table:table-cell table:style-name="ce25" table:formula="oooc:=IF([Thursday.E2]&gt;=10;[.H4];&quot;&quot;)&amp;IF([Thursday.E3]&gt;=10;[.H5];&quot;&quot;)&amp;IF([Thursday.E4]&gt;=10;[.H6];&quot;&quot;)&amp;IF([Thursday.E5]&gt;=10;[.H7];&quot;&quot;)&amp;IF([Thursday.E6]&gt;=10;[.H8];&quot;&quot;)&amp;IF([Thursday.E7]&gt;=10;[.H9];&quot;&quot;)&amp;IF([Thursday.E8]&gt;=10;[.H10];&quot;&quot;)&amp;IF([Thursday.E9]&gt;=10;[.H11];&quot;&quot;)&amp;IF([Thursday.E10]&gt;=10;[.H12];&quot;&quot;)&amp;IF([Thursday.E11]&gt;=10;[.H13];&quot;&quot;)&amp;IF([Thursday.E12]&gt;=10;[.H14];&quot;&quot;)&amp;IF([Thursday.E13]&gt;=10;[.H15];&quot;&quot;)" office:value-type="string">
            <text:p>Emily</text:p>
          </table:table-cell>
          <table:table-cell table:style-name="ce25" table:formula="oooc:=IF([Friday.E2]&gt;=10;[.H4];&quot;&quot;)&amp;IF([Friday.E3]&gt;=10;[.H5];&quot;&quot;)&amp;IF([Friday.E4]&gt;=10;[.H6];&quot;&quot;)&amp;IF([Friday.E5]&gt;=10;[.H7];&quot;&quot;)&amp;IF([Friday.E6]&gt;=10;[.H8];&quot;&quot;)&amp;IF([Friday.E7]&gt;=10;[.H9];&quot;&quot;)&amp;IF([Friday.E8]&gt;=10;[.H10];&quot;&quot;)&amp;IF([Friday.E9]&gt;=10;[.H11];&quot;&quot;)&amp;IF([Friday.E10]&gt;=10;[.H12];&quot;&quot;)&amp;IF([Friday.E11]&gt;=10;[.H13];&quot;&quot;)&amp;IF([Friday.E12]&gt;=10;[.H14];&quot;&quot;)&amp;IF([Friday.E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阿Hung</text:p>
          </table:table-cell>
          <table:table-cell table:style-name="ce53"/>
          <table:table-cell table:style-name="ce47" table:formula="oooc:=COUNTIF([.$B$2:.$F$18];[.H5])*0.5" office:value-type="string">
            <text:p>3.0</text:p>
          </table:table-cell>
          <table:table-cell table:style-name="ce48" table:formula="oooc:=[.J5]-SUM([.J$4:.J$13])/COUNTA([.J$4:.J$13])" office:value-type="string">
            <text:p>-1.25</text:p>
          </table:table-cell>
          <table:table-cell table:style-name="ce36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1200 ~ 1230</text:p>
          </table:table-cell>
          <table:table-cell table:style-name="ce25" table:formula="oooc:=IF([Monday.F2]&gt;=10;[.H4];&quot;&quot;)&amp;IF([Monday.F3]&gt;=10;[.H5];&quot;&quot;)&amp;IF([Monday.F4]&gt;=10;[.H6];&quot;&quot;)&amp;IF([Monday.F5]&gt;=10;[.H7];&quot;&quot;)&amp;IF([Monday.F6]&gt;=10;[.H8];&quot;&quot;)&amp;IF([Monday.F7]&gt;=10;[.H9];&quot;&quot;)&amp;IF([Monday.F8]&gt;=10;[.H10];&quot;&quot;)&amp;IF([Monday.F9]&gt;=10;[.H11];&quot;&quot;)&amp;IF([Monday.F10]&gt;=10;[.H12];&quot;&quot;)&amp;IF([Monday.F11]&gt;=10;[.H13];&quot;&quot;)&amp;IF([Monday.F12]&gt;=10;[.H14];&quot;&quot;)&amp;IF([Monday.F13]&gt;=10;[.H15];&quot;&quot;)" office:value-type="string">
            <text:p>Emily</text:p>
          </table:table-cell>
          <table:table-cell table:style-name="ce25" table:formula="oooc:=IF([Tuesday.F2]&gt;=10;[.H4];&quot;&quot;)&amp;IF([Tuesday.F3]&gt;=10;[.H5];&quot;&quot;)&amp;IF([Tuesday.F4]&gt;=10;[.H6];&quot;&quot;)&amp;IF([Tuesday.F5]&gt;=10;[.H7];&quot;&quot;)&amp;IF([Tuesday.F6]&gt;=10;[.H8];&quot;&quot;)&amp;IF([Tuesday.F7]&gt;=10;[.H9];&quot;&quot;)&amp;IF([Tuesday.F8]&gt;=10;[.H10];&quot;&quot;)&amp;IF([Tuesday.F9]&gt;=10;[.H11];&quot;&quot;)&amp;IF([Tuesday.F10]&gt;=10;[.H12];&quot;&quot;)&amp;IF([Tuesday.F11]&gt;=10;[.H13];&quot;&quot;)&amp;IF([Tuesday.F12]&gt;=10;[.H14];&quot;&quot;)&amp;IF([Tuesday.F13]&gt;=10;[.H15];&quot;&quot;)" office:value-type="string">
            <text:p>Kelvin</text:p>
          </table:table-cell>
          <table:table-cell table:style-name="ce25" table:formula="oooc:=IF([Wednesday.F2]&gt;=10;[.H4];&quot;&quot;)&amp;IF([Wednesday.F3]&gt;=10;[.H5];&quot;&quot;)&amp;IF([Wednesday.F4]&gt;=10;[.H6];&quot;&quot;)&amp;IF([Wednesday.F5]&gt;=10;[.H7];&quot;&quot;)&amp;IF([Wednesday.F6]&gt;=10;[.H8];&quot;&quot;)&amp;IF([Wednesday.F7]&gt;=10;[.H9];&quot;&quot;)&amp;IF([Wednesday.F8]&gt;=10;[.H10];&quot;&quot;)&amp;IF([Wednesday.F9]&gt;=10;[.H11];&quot;&quot;)&amp;IF([Wednesday.F10]&gt;=10;[.H12];&quot;&quot;)&amp;IF([Wednesday.F11]&gt;=10;[.H13];&quot;&quot;)&amp;IF([Wednesday.F12]&gt;=10;[.H14];&quot;&quot;)&amp;IF([Wednesday.F13]&gt;=10;[.H15];&quot;&quot;)" office:value-type="string">
            <text:p>阿芝</text:p>
          </table:table-cell>
          <table:table-cell table:style-name="ce54" table:formula="oooc:=IF([Thursday.F2]&gt;=10;[.H4];&quot;&quot;)&amp;IF([Thursday.F3]&gt;=10;[.H5];&quot;&quot;)&amp;IF([Thursday.F4]&gt;=10;[.H6];&quot;&quot;)&amp;IF([Thursday.F5]&gt;=10;[.H7];&quot;&quot;)&amp;IF([Thursday.F6]&gt;=10;[.H8];&quot;&quot;)&amp;IF([Thursday.F7]&gt;=10;[.H9];&quot;&quot;)&amp;IF([Thursday.F8]&gt;=10;[.H10];&quot;&quot;)&amp;IF([Thursday.F9]&gt;=10;[.H11];&quot;&quot;)&amp;IF([Thursday.F10]&gt;=10;[.H12];&quot;&quot;)&amp;IF([Thursday.F11]&gt;=10;[.H13];&quot;&quot;)&amp;IF([Thursday.F12]&gt;=10;[.H14];&quot;&quot;)&amp;IF([Thursday.F13]&gt;=10;[.H15];&quot;&quot;)" office:value-type="string">
            <text:p>Emily</text:p>
          </table:table-cell>
          <table:table-cell table:style-name="ce25" table:formula="oooc:=IF([Friday.F2]&gt;=10;[.H4];&quot;&quot;)&amp;IF([Friday.F3]&gt;=10;[.H5];&quot;&quot;)&amp;IF([Friday.F4]&gt;=10;[.H6];&quot;&quot;)&amp;IF([Friday.F5]&gt;=10;[.H7];&quot;&quot;)&amp;IF([Friday.F6]&gt;=10;[.H8];&quot;&quot;)&amp;IF([Friday.F7]&gt;=10;[.H9];&quot;&quot;)&amp;IF([Friday.F8]&gt;=10;[.H10];&quot;&quot;)&amp;IF([Friday.F9]&gt;=10;[.H11];&quot;&quot;)&amp;IF([Friday.F10]&gt;=10;[.H12];&quot;&quot;)&amp;IF([Friday.F11]&gt;=10;[.H13];&quot;&quot;)&amp;IF([Friday.F12]&gt;=10;[.H14];&quot;&quot;)&amp;IF([Friday.F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阿芝</text:p>
          </table:table-cell>
          <table:table-cell table:style-name="ce55"/>
          <table:table-cell table:style-name="ce47" table:formula="oooc:=COUNTIF([.$B$2:.$F$18];[.H6])*0.5" office:value-type="string">
            <text:p>3.0</text:p>
          </table:table-cell>
          <table:table-cell table:style-name="ce48" table:formula="oooc:=[.J6]-SUM([.J$4:.J$13])/COUNTA([.J$4:.J$13])" office:value-type="string">
            <text:p>-1.25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1230 ~ 1300</text:p>
          </table:table-cell>
          <table:table-cell table:style-name="ce25" table:formula="oooc:=IF([Monday.G2]&gt;=10;[.H4];&quot;&quot;)&amp;IF([Monday.G3]&gt;=10;[.H5];&quot;&quot;)&amp;IF([Monday.G4]&gt;=10;[.H6];&quot;&quot;)&amp;IF([Monday.G5]&gt;=10;[.H7];&quot;&quot;)&amp;IF([Monday.G6]&gt;=10;[.H8];&quot;&quot;)&amp;IF([Monday.G7]&gt;=10;[.H9];&quot;&quot;)&amp;IF([Monday.G8]&gt;=10;[.H10];&quot;&quot;)&amp;IF([Monday.G9]&gt;=10;[.H11];&quot;&quot;)&amp;IF([Monday.G10]&gt;=10;[.H12];&quot;&quot;)&amp;IF([Monday.G11]&gt;=10;[.H13];&quot;&quot;)&amp;IF([Monday.G12]&gt;=10;[.H14];&quot;&quot;)&amp;IF([Monday.G13]&gt;=10;[.H15];&quot;&quot;)" office:value-type="string">
            <text:p>Emily</text:p>
          </table:table-cell>
          <table:table-cell table:style-name="ce25" table:formula="oooc:=IF([Tuesday.G2]&gt;=10;[.H4];&quot;&quot;)&amp;IF([Tuesday.G3]&gt;=10;[.H5];&quot;&quot;)&amp;IF([Tuesday.G4]&gt;=10;[.H6];&quot;&quot;)&amp;IF([Tuesday.G5]&gt;=10;[.H7];&quot;&quot;)&amp;IF([Tuesday.G6]&gt;=10;[.H8];&quot;&quot;)&amp;IF([Tuesday.G7]&gt;=10;[.H9];&quot;&quot;)&amp;IF([Tuesday.G8]&gt;=10;[.H10];&quot;&quot;)&amp;IF([Tuesday.G9]&gt;=10;[.H11];&quot;&quot;)&amp;IF([Tuesday.G10]&gt;=10;[.H12];&quot;&quot;)&amp;IF([Tuesday.G11]&gt;=10;[.H13];&quot;&quot;)&amp;IF([Tuesday.G12]&gt;=10;[.H14];&quot;&quot;)&amp;IF([Tuesday.G13]&gt;=10;[.H15];&quot;&quot;)" office:value-type="string">
            <text:p>Kelvin</text:p>
          </table:table-cell>
          <table:table-cell table:style-name="ce25" table:formula="oooc:=IF([Wednesday.G2]&gt;=10;[.H4];&quot;&quot;)&amp;IF([Wednesday.G3]&gt;=10;[.H5];&quot;&quot;)&amp;IF([Wednesday.G4]&gt;=10;[.H6];&quot;&quot;)&amp;IF([Wednesday.G5]&gt;=10;[.H7];&quot;&quot;)&amp;IF([Wednesday.G6]&gt;=10;[.H8];&quot;&quot;)&amp;IF([Wednesday.G7]&gt;=10;[.H9];&quot;&quot;)&amp;IF([Wednesday.G8]&gt;=10;[.H10];&quot;&quot;)&amp;IF([Wednesday.G9]&gt;=10;[.H11];&quot;&quot;)&amp;IF([Wednesday.G10]&gt;=10;[.H12];&quot;&quot;)&amp;IF([Wednesday.G11]&gt;=10;[.H13];&quot;&quot;)&amp;IF([Wednesday.G12]&gt;=10;[.H14];&quot;&quot;)&amp;IF([Wednesday.G13]&gt;=10;[.H15];&quot;&quot;)" office:value-type="string">
            <text:p>阿芝</text:p>
          </table:table-cell>
          <table:table-cell table:style-name="ce25" table:formula="oooc:=IF([Thursday.G2]&gt;=10;[.H4];&quot;&quot;)&amp;IF([Thursday.G3]&gt;=10;[.H5];&quot;&quot;)&amp;IF([Thursday.G4]&gt;=10;[.H6];&quot;&quot;)&amp;IF([Thursday.G5]&gt;=10;[.H7];&quot;&quot;)&amp;IF([Thursday.G6]&gt;=10;[.H8];&quot;&quot;)&amp;IF([Thursday.G7]&gt;=10;[.H9];&quot;&quot;)&amp;IF([Thursday.G8]&gt;=10;[.H10];&quot;&quot;)&amp;IF([Thursday.G9]&gt;=10;[.H11];&quot;&quot;)&amp;IF([Thursday.G10]&gt;=10;[.H12];&quot;&quot;)&amp;IF([Thursday.G11]&gt;=10;[.H13];&quot;&quot;)&amp;IF([Thursday.G12]&gt;=10;[.H14];&quot;&quot;)&amp;IF([Thursday.G13]&gt;=10;[.H15];&quot;&quot;)" office:value-type="string">
            <text:p>Emily</text:p>
          </table:table-cell>
          <table:table-cell table:style-name="ce25" table:formula="oooc:=IF([Friday.G2]&gt;=10;[.H4];&quot;&quot;)&amp;IF([Friday.G3]&gt;=10;[.H5];&quot;&quot;)&amp;IF([Friday.G4]&gt;=10;[.H6];&quot;&quot;)&amp;IF([Friday.G5]&gt;=10;[.H7];&quot;&quot;)&amp;IF([Friday.G6]&gt;=10;[.H8];&quot;&quot;)&amp;IF([Friday.G7]&gt;=10;[.H9];&quot;&quot;)&amp;IF([Friday.G8]&gt;=10;[.H10];&quot;&quot;)&amp;IF([Friday.G9]&gt;=10;[.H11];&quot;&quot;)&amp;IF([Friday.G10]&gt;=10;[.H12];&quot;&quot;)&amp;IF([Friday.G11]&gt;=10;[.H13];&quot;&quot;)&amp;IF([Friday.G12]&gt;=10;[.H14];&quot;&quot;)&amp;IF([Friday.G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Kay</text:p>
          </table:table-cell>
          <table:table-cell table:style-name="ce56"/>
          <table:table-cell table:style-name="ce47" table:formula="oooc:=COUNTIF([.$B$2:.$F$18];[.H7])*0.5" office:value-type="string">
            <text:p>0.0</text:p>
          </table:table-cell>
          <table:table-cell table:style-name="ce48" table:formula="oooc:=[.J7]-SUM([.J$4:.J$13])/COUNTA([.J$4:.J$13])" office:value-type="string">
            <text:p>-4.25</text:p>
          </table:table-cell>
          <table:table-cell table:style-name="ce36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1300 ~ 1330</text:p>
          </table:table-cell>
          <table:table-cell table:style-name="ce25" table:formula="oooc:=IF([Monday.H2]&gt;=10;[.H4];&quot;&quot;)&amp;IF([Monday.H3]&gt;=10;[.H5];&quot;&quot;)&amp;IF([Monday.H4]&gt;=10;[.H6];&quot;&quot;)&amp;IF([Monday.H5]&gt;=10;[.H7];&quot;&quot;)&amp;IF([Monday.H6]&gt;=10;[.H8];&quot;&quot;)&amp;IF([Monday.H7]&gt;=10;[.H9];&quot;&quot;)&amp;IF([Monday.H8]&gt;=10;[.H10];&quot;&quot;)&amp;IF([Monday.H9]&gt;=10;[.H11];&quot;&quot;)&amp;IF([Monday.H10]&gt;=10;[.H12];&quot;&quot;)&amp;IF([Monday.H11]&gt;=10;[.H13];&quot;&quot;)&amp;IF([Monday.H12]&gt;=10;[.H14];&quot;&quot;)&amp;IF([Monday.H13]&gt;=10;[.H15];&quot;&quot;)" office:value-type="string">
            <text:p>Emily</text:p>
          </table:table-cell>
          <table:table-cell table:style-name="ce25" table:formula="oooc:=IF([Tuesday.H2]&gt;=10;[.H4];&quot;&quot;)&amp;IF([Tuesday.H3]&gt;=10;[.H5];&quot;&quot;)&amp;IF([Tuesday.H4]&gt;=10;[.H6];&quot;&quot;)&amp;IF([Tuesday.H5]&gt;=10;[.H7];&quot;&quot;)&amp;IF([Tuesday.H6]&gt;=10;[.H8];&quot;&quot;)&amp;IF([Tuesday.H7]&gt;=10;[.H9];&quot;&quot;)&amp;IF([Tuesday.H8]&gt;=10;[.H10];&quot;&quot;)&amp;IF([Tuesday.H9]&gt;=10;[.H11];&quot;&quot;)&amp;IF([Tuesday.H10]&gt;=10;[.H12];&quot;&quot;)&amp;IF([Tuesday.H11]&gt;=10;[.H13];&quot;&quot;)&amp;IF([Tuesday.H12]&gt;=10;[.H14];&quot;&quot;)&amp;IF([Tuesday.H13]&gt;=10;[.H15];&quot;&quot;)" office:value-type="string">
            <text:p>Kelvin</text:p>
          </table:table-cell>
          <table:table-cell table:style-name="ce25" table:formula="oooc:=IF([Wednesday.H2]&gt;=10;[.H4];&quot;&quot;)&amp;IF([Wednesday.H3]&gt;=10;[.H5];&quot;&quot;)&amp;IF([Wednesday.H4]&gt;=10;[.H6];&quot;&quot;)&amp;IF([Wednesday.H5]&gt;=10;[.H7];&quot;&quot;)&amp;IF([Wednesday.H6]&gt;=10;[.H8];&quot;&quot;)&amp;IF([Wednesday.H7]&gt;=10;[.H9];&quot;&quot;)&amp;IF([Wednesday.H8]&gt;=10;[.H10];&quot;&quot;)&amp;IF([Wednesday.H9]&gt;=10;[.H11];&quot;&quot;)&amp;IF([Wednesday.H10]&gt;=10;[.H12];&quot;&quot;)&amp;IF([Wednesday.H11]&gt;=10;[.H13];&quot;&quot;)&amp;IF([Wednesday.H12]&gt;=10;[.H14];&quot;&quot;)&amp;IF([Wednesday.H13]&gt;=10;[.H15];&quot;&quot;)" office:value-type="string">
            <text:p>阿Hung</text:p>
          </table:table-cell>
          <table:table-cell table:style-name="ce25" table:formula="oooc:=IF([Thursday.H2]&gt;=10;[.H4];&quot;&quot;)&amp;IF([Thursday.H3]&gt;=10;[.H5];&quot;&quot;)&amp;IF([Thursday.H4]&gt;=10;[.H6];&quot;&quot;)&amp;IF([Thursday.H5]&gt;=10;[.H7];&quot;&quot;)&amp;IF([Thursday.H6]&gt;=10;[.H8];&quot;&quot;)&amp;IF([Thursday.H7]&gt;=10;[.H9];&quot;&quot;)&amp;IF([Thursday.H8]&gt;=10;[.H10];&quot;&quot;)&amp;IF([Thursday.H9]&gt;=10;[.H11];&quot;&quot;)&amp;IF([Thursday.H10]&gt;=10;[.H12];&quot;&quot;)&amp;IF([Thursday.H11]&gt;=10;[.H13];&quot;&quot;)&amp;IF([Thursday.H12]&gt;=10;[.H14];&quot;&quot;)&amp;IF([Thursday.H13]&gt;=10;[.H15];&quot;&quot;)" office:value-type="string">
            <text:p>Emily</text:p>
          </table:table-cell>
          <table:table-cell table:style-name="ce25" table:formula="oooc:=IF([Friday.H2]&gt;=10;[.H4];&quot;&quot;)&amp;IF([Friday.H3]&gt;=10;[.H5];&quot;&quot;)&amp;IF([Friday.H4]&gt;=10;[.H6];&quot;&quot;)&amp;IF([Friday.H5]&gt;=10;[.H7];&quot;&quot;)&amp;IF([Friday.H6]&gt;=10;[.H8];&quot;&quot;)&amp;IF([Friday.H7]&gt;=10;[.H9];&quot;&quot;)&amp;IF([Friday.H8]&gt;=10;[.H10];&quot;&quot;)&amp;IF([Friday.H9]&gt;=10;[.H11];&quot;&quot;)&amp;IF([Friday.H10]&gt;=10;[.H12];&quot;&quot;)&amp;IF([Friday.H11]&gt;=10;[.H13];&quot;&quot;)&amp;IF([Friday.H12]&gt;=10;[.H14];&quot;&quot;)&amp;IF([Friday.H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Color</text:p>
          </table:table-cell>
          <table:table-cell table:style-name="ce57"/>
          <table:table-cell table:style-name="ce47" table:formula="oooc:=COUNTIF([.$B$2:.$F$18];[.H8])*0.5" office:value-type="string">
            <text:p>0.0</text:p>
          </table:table-cell>
          <table:table-cell table:style-name="ce48" table:formula="oooc:=[.J8]-SUM([.J$4:.J$13])/COUNTA([.J$4:.J$13])" office:value-type="string">
            <text:p>-4.25</text:p>
          </table:table-cell>
          <table:table-cell table:style-name="ce45"/>
        </table:table-row>
        <table:table-row table:style-name="ro2">
          <table:table-cell table:style-name="ce24" office:value-type="string">
            <text:p>1330 ~ 1400</text:p>
          </table:table-cell>
          <table:table-cell table:style-name="ce25" table:formula="oooc:=IF([Monday.I2]&gt;=10;[.H4];&quot;&quot;)&amp;IF([Monday.I3]&gt;=10;[.H5];&quot;&quot;)&amp;IF([Monday.I4]&gt;=10;[.H6];&quot;&quot;)&amp;IF([Monday.I5]&gt;=10;[.H7];&quot;&quot;)&amp;IF([Monday.I6]&gt;=10;[.H8];&quot;&quot;)&amp;IF([Monday.I7]&gt;=10;[.H9];&quot;&quot;)&amp;IF([Monday.I8]&gt;=10;[.H10];&quot;&quot;)&amp;IF([Monday.I9]&gt;=10;[.H11];&quot;&quot;)&amp;IF([Monday.I10]&gt;=10;[.H12];&quot;&quot;)&amp;IF([Monday.I11]&gt;=10;[.H13];&quot;&quot;)&amp;IF([Monday.I12]&gt;=10;[.H14];&quot;&quot;)&amp;IF([Monday.I13]&gt;=10;[.H15];&quot;&quot;)" office:value-type="string">
            <text:p>Emily</text:p>
          </table:table-cell>
          <table:table-cell table:style-name="ce25" table:formula="oooc:=IF([Tuesday.I2]&gt;=10;[.H4];&quot;&quot;)&amp;IF([Tuesday.I3]&gt;=10;[.H5];&quot;&quot;)&amp;IF([Tuesday.I4]&gt;=10;[.H6];&quot;&quot;)&amp;IF([Tuesday.I5]&gt;=10;[.H7];&quot;&quot;)&amp;IF([Tuesday.I6]&gt;=10;[.H8];&quot;&quot;)&amp;IF([Tuesday.I7]&gt;=10;[.H9];&quot;&quot;)&amp;IF([Tuesday.I8]&gt;=10;[.H10];&quot;&quot;)&amp;IF([Tuesday.I9]&gt;=10;[.H11];&quot;&quot;)&amp;IF([Tuesday.I10]&gt;=10;[.H12];&quot;&quot;)&amp;IF([Tuesday.I11]&gt;=10;[.H13];&quot;&quot;)&amp;IF([Tuesday.I12]&gt;=10;[.H14];&quot;&quot;)&amp;IF([Tuesday.I13]&gt;=10;[.H15];&quot;&quot;)" office:value-type="string">
            <text:p>Kelvin</text:p>
          </table:table-cell>
          <table:table-cell table:style-name="ce25" table:formula="oooc:=IF([Wednesday.I2]&gt;=10;[.H4];&quot;&quot;)&amp;IF([Wednesday.I3]&gt;=10;[.H5];&quot;&quot;)&amp;IF([Wednesday.I4]&gt;=10;[.H6];&quot;&quot;)&amp;IF([Wednesday.I5]&gt;=10;[.H7];&quot;&quot;)&amp;IF([Wednesday.I6]&gt;=10;[.H8];&quot;&quot;)&amp;IF([Wednesday.I7]&gt;=10;[.H9];&quot;&quot;)&amp;IF([Wednesday.I8]&gt;=10;[.H10];&quot;&quot;)&amp;IF([Wednesday.I9]&gt;=10;[.H11];&quot;&quot;)&amp;IF([Wednesday.I10]&gt;=10;[.H12];&quot;&quot;)&amp;IF([Wednesday.I11]&gt;=10;[.H13];&quot;&quot;)&amp;IF([Wednesday.I12]&gt;=10;[.H14];&quot;&quot;)&amp;IF([Wednesday.I13]&gt;=10;[.H15];&quot;&quot;)" office:value-type="string">
            <text:p>阿Hung</text:p>
          </table:table-cell>
          <table:table-cell table:style-name="ce25" table:formula="oooc:=IF([Thursday.I2]&gt;=10;[.H4];&quot;&quot;)&amp;IF([Thursday.I3]&gt;=10;[.H5];&quot;&quot;)&amp;IF([Thursday.I4]&gt;=10;[.H6];&quot;&quot;)&amp;IF([Thursday.I5]&gt;=10;[.H7];&quot;&quot;)&amp;IF([Thursday.I6]&gt;=10;[.H8];&quot;&quot;)&amp;IF([Thursday.I7]&gt;=10;[.H9];&quot;&quot;)&amp;IF([Thursday.I8]&gt;=10;[.H10];&quot;&quot;)&amp;IF([Thursday.I9]&gt;=10;[.H11];&quot;&quot;)&amp;IF([Thursday.I10]&gt;=10;[.H12];&quot;&quot;)&amp;IF([Thursday.I11]&gt;=10;[.H13];&quot;&quot;)&amp;IF([Thursday.I12]&gt;=10;[.H14];&quot;&quot;)&amp;IF([Thursday.I13]&gt;=10;[.H15];&quot;&quot;)" office:value-type="string">
            <text:p>Emily</text:p>
          </table:table-cell>
          <table:table-cell table:style-name="ce25" table:formula="oooc:=IF([Friday.I2]&gt;=10;[.H4];&quot;&quot;)&amp;IF([Friday.I3]&gt;=10;[.H5];&quot;&quot;)&amp;IF([Friday.I4]&gt;=10;[.H6];&quot;&quot;)&amp;IF([Friday.I5]&gt;=10;[.H7];&quot;&quot;)&amp;IF([Friday.I6]&gt;=10;[.H8];&quot;&quot;)&amp;IF([Friday.I7]&gt;=10;[.H9];&quot;&quot;)&amp;IF([Friday.I8]&gt;=10;[.H10];&quot;&quot;)&amp;IF([Friday.I9]&gt;=10;[.H11];&quot;&quot;)&amp;IF([Friday.I10]&gt;=10;[.H12];&quot;&quot;)&amp;IF([Friday.I11]&gt;=10;[.H13];&quot;&quot;)&amp;IF([Friday.I12]&gt;=10;[.H14];&quot;&quot;)&amp;IF([Friday.I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Beeno</text:p>
          </table:table-cell>
          <table:table-cell table:style-name="ce58"/>
          <table:table-cell table:style-name="ce47" table:formula="oooc:=COUNTIF([.$B$2:.$F$18];[.H9])*0.5" office:value-type="string">
            <text:p>0.0</text:p>
          </table:table-cell>
          <table:table-cell table:style-name="ce48" table:formula="oooc:=[.J9]-SUM([.J$4:.J$13])/COUNTA([.J$4:.J$13])" office:value-type="string">
            <text:p>-4.25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1400 ~ 1430</text:p>
          </table:table-cell>
          <table:table-cell table:style-name="ce25" table:formula="oooc:=IF([Monday.J2]&gt;=10;[.H4];&quot;&quot;)&amp;IF([Monday.J3]&gt;=10;[.H5];&quot;&quot;)&amp;IF([Monday.J4]&gt;=10;[.H6];&quot;&quot;)&amp;IF([Monday.J5]&gt;=10;[.H7];&quot;&quot;)&amp;IF([Monday.J6]&gt;=10;[.H8];&quot;&quot;)&amp;IF([Monday.J7]&gt;=10;[.H9];&quot;&quot;)&amp;IF([Monday.J8]&gt;=10;[.H10];&quot;&quot;)&amp;IF([Monday.J9]&gt;=10;[.H11];&quot;&quot;)&amp;IF([Monday.J10]&gt;=10;[.H12];&quot;&quot;)&amp;IF([Monday.J11]&gt;=10;[.H13];&quot;&quot;)&amp;IF([Monday.J12]&gt;=10;[.H14];&quot;&quot;)&amp;IF([Monday.J13]&gt;=10;[.H15];&quot;&quot;)" office:value-type="string">
            <text:p>Emily</text:p>
          </table:table-cell>
          <table:table-cell table:style-name="ce25" table:formula="oooc:=IF([Tuesday.J2]&gt;=10;[.H4];&quot;&quot;)&amp;IF([Tuesday.J3]&gt;=10;[.H5];&quot;&quot;)&amp;IF([Tuesday.J4]&gt;=10;[.H6];&quot;&quot;)&amp;IF([Tuesday.J5]&gt;=10;[.H7];&quot;&quot;)&amp;IF([Tuesday.J6]&gt;=10;[.H8];&quot;&quot;)&amp;IF([Tuesday.J7]&gt;=10;[.H9];&quot;&quot;)&amp;IF([Tuesday.J8]&gt;=10;[.H10];&quot;&quot;)&amp;IF([Tuesday.J9]&gt;=10;[.H11];&quot;&quot;)&amp;IF([Tuesday.J10]&gt;=10;[.H12];&quot;&quot;)&amp;IF([Tuesday.J11]&gt;=10;[.H13];&quot;&quot;)&amp;IF([Tuesday.J12]&gt;=10;[.H14];&quot;&quot;)&amp;IF([Tuesday.J13]&gt;=10;[.H15];&quot;&quot;)" office:value-type="string">
            <text:p>Kelvin</text:p>
          </table:table-cell>
          <table:table-cell table:style-name="ce25" table:formula="oooc:=IF([Wednesday.J2]&gt;=10;[.H4];&quot;&quot;)&amp;IF([Wednesday.J3]&gt;=10;[.H5];&quot;&quot;)&amp;IF([Wednesday.J4]&gt;=10;[.H6];&quot;&quot;)&amp;IF([Wednesday.J5]&gt;=10;[.H7];&quot;&quot;)&amp;IF([Wednesday.J6]&gt;=10;[.H8];&quot;&quot;)&amp;IF([Wednesday.J7]&gt;=10;[.H9];&quot;&quot;)&amp;IF([Wednesday.J8]&gt;=10;[.H10];&quot;&quot;)&amp;IF([Wednesday.J9]&gt;=10;[.H11];&quot;&quot;)&amp;IF([Wednesday.J10]&gt;=10;[.H12];&quot;&quot;)&amp;IF([Wednesday.J11]&gt;=10;[.H13];&quot;&quot;)&amp;IF([Wednesday.J12]&gt;=10;[.H14];&quot;&quot;)&amp;IF([Wednesday.J13]&gt;=10;[.H15];&quot;&quot;)" office:value-type="string">
            <text:p>阿Hung</text:p>
          </table:table-cell>
          <table:table-cell table:style-name="ce25" table:formula="oooc:=IF([Thursday.J2]&gt;=10;[.H4];&quot;&quot;)&amp;IF([Thursday.J3]&gt;=10;[.H5];&quot;&quot;)&amp;IF([Thursday.J4]&gt;=10;[.H6];&quot;&quot;)&amp;IF([Thursday.J5]&gt;=10;[.H7];&quot;&quot;)&amp;IF([Thursday.J6]&gt;=10;[.H8];&quot;&quot;)&amp;IF([Thursday.J7]&gt;=10;[.H9];&quot;&quot;)&amp;IF([Thursday.J8]&gt;=10;[.H10];&quot;&quot;)&amp;IF([Thursday.J9]&gt;=10;[.H11];&quot;&quot;)&amp;IF([Thursday.J10]&gt;=10;[.H12];&quot;&quot;)&amp;IF([Thursday.J11]&gt;=10;[.H13];&quot;&quot;)&amp;IF([Thursday.J12]&gt;=10;[.H14];&quot;&quot;)&amp;IF([Thursday.J13]&gt;=10;[.H15];&quot;&quot;)" office:value-type="string">
            <text:p>Emily</text:p>
          </table:table-cell>
          <table:table-cell table:style-name="ce25" table:formula="oooc:=IF([Friday.J2]&gt;=10;[.H4];&quot;&quot;)&amp;IF([Friday.J3]&gt;=10;[.H5];&quot;&quot;)&amp;IF([Friday.J4]&gt;=10;[.H6];&quot;&quot;)&amp;IF([Friday.J5]&gt;=10;[.H7];&quot;&quot;)&amp;IF([Friday.J6]&gt;=10;[.H8];&quot;&quot;)&amp;IF([Friday.J7]&gt;=10;[.H9];&quot;&quot;)&amp;IF([Friday.J8]&gt;=10;[.H10];&quot;&quot;)&amp;IF([Friday.J9]&gt;=10;[.H11];&quot;&quot;)&amp;IF([Friday.J10]&gt;=10;[.H12];&quot;&quot;)&amp;IF([Friday.J11]&gt;=10;[.H13];&quot;&quot;)&amp;IF([Friday.J12]&gt;=10;[.H14];&quot;&quot;)&amp;IF([Friday.J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Chris</text:p>
          </table:table-cell>
          <table:table-cell table:style-name="ce59"/>
          <table:table-cell table:style-name="ce47" table:formula="oooc:=COUNTIF([.$B$2:.$F$18];[.H10])*0.5" office:value-type="string">
            <text:p>0.0</text:p>
          </table:table-cell>
          <table:table-cell table:style-name="ce48" table:formula="oooc:=[.J10]-SUM([.J$4:.J$13])/COUNTA([.J$4:.J$13])" office:value-type="string">
            <text:p>-4.25</text:p>
          </table:table-cell>
          <table:table-cell table:style-name="ce45"/>
        </table:table-row>
        <table:table-row table:style-name="ro2">
          <table:table-cell table:style-name="ce24" office:value-type="string">
            <text:p>1430 ~ 1500</text:p>
          </table:table-cell>
          <table:table-cell table:style-name="ce25" table:formula="oooc:=IF([Monday.K2]&gt;=10;[.H4];&quot;&quot;)&amp;IF([Monday.K3]&gt;=10;[.H5];&quot;&quot;)&amp;IF([Monday.K4]&gt;=10;[.H6];&quot;&quot;)&amp;IF([Monday.K5]&gt;=10;[.H7];&quot;&quot;)&amp;IF([Monday.K6]&gt;=10;[.H8];&quot;&quot;)&amp;IF([Monday.K7]&gt;=10;[.H9];&quot;&quot;)&amp;IF([Monday.K8]&gt;=10;[.H10];&quot;&quot;)&amp;IF([Monday.K9]&gt;=10;[.H11];&quot;&quot;)&amp;IF([Monday.K10]&gt;=10;[.H12];&quot;&quot;)&amp;IF([Monday.K11]&gt;=10;[.H13];&quot;&quot;)&amp;IF([Monday.K12]&gt;=10;[.H14];&quot;&quot;)&amp;IF([Monday.K13]&gt;=10;[.H15];&quot;&quot;)" office:value-type="string">
            <text:p>Emily</text:p>
          </table:table-cell>
          <table:table-cell table:style-name="ce25" table:formula="oooc:=IF([Tuesday.K2]&gt;=10;[.H4];&quot;&quot;)&amp;IF([Tuesday.K3]&gt;=10;[.H5];&quot;&quot;)&amp;IF([Tuesday.K4]&gt;=10;[.H6];&quot;&quot;)&amp;IF([Tuesday.K5]&gt;=10;[.H7];&quot;&quot;)&amp;IF([Tuesday.K6]&gt;=10;[.H8];&quot;&quot;)&amp;IF([Tuesday.K7]&gt;=10;[.H9];&quot;&quot;)&amp;IF([Tuesday.K8]&gt;=10;[.H10];&quot;&quot;)&amp;IF([Tuesday.K9]&gt;=10;[.H11];&quot;&quot;)&amp;IF([Tuesday.K10]&gt;=10;[.H12];&quot;&quot;)&amp;IF([Tuesday.K11]&gt;=10;[.H13];&quot;&quot;)&amp;IF([Tuesday.K12]&gt;=10;[.H14];&quot;&quot;)&amp;IF([Tuesday.K13]&gt;=10;[.H15];&quot;&quot;)" office:value-type="string">
            <text:p>Kelvin</text:p>
          </table:table-cell>
          <table:table-cell table:style-name="ce25" table:formula="oooc:=IF([Wednesday.K2]&gt;=10;[.H4];&quot;&quot;)&amp;IF([Wednesday.K3]&gt;=10;[.H5];&quot;&quot;)&amp;IF([Wednesday.K4]&gt;=10;[.H6];&quot;&quot;)&amp;IF([Wednesday.K5]&gt;=10;[.H7];&quot;&quot;)&amp;IF([Wednesday.K6]&gt;=10;[.H8];&quot;&quot;)&amp;IF([Wednesday.K7]&gt;=10;[.H9];&quot;&quot;)&amp;IF([Wednesday.K8]&gt;=10;[.H10];&quot;&quot;)&amp;IF([Wednesday.K9]&gt;=10;[.H11];&quot;&quot;)&amp;IF([Wednesday.K10]&gt;=10;[.H12];&quot;&quot;)&amp;IF([Wednesday.K11]&gt;=10;[.H13];&quot;&quot;)&amp;IF([Wednesday.K12]&gt;=10;[.H14];&quot;&quot;)&amp;IF([Wednesday.K13]&gt;=10;[.H15];&quot;&quot;)" office:value-type="string">
            <text:p>阿Hung</text:p>
          </table:table-cell>
          <table:table-cell table:style-name="ce25" table:formula="oooc:=IF([Thursday.K2]&gt;=10;[.H4];&quot;&quot;)&amp;IF([Thursday.K3]&gt;=10;[.H5];&quot;&quot;)&amp;IF([Thursday.K4]&gt;=10;[.H6];&quot;&quot;)&amp;IF([Thursday.K5]&gt;=10;[.H7];&quot;&quot;)&amp;IF([Thursday.K6]&gt;=10;[.H8];&quot;&quot;)&amp;IF([Thursday.K7]&gt;=10;[.H9];&quot;&quot;)&amp;IF([Thursday.K8]&gt;=10;[.H10];&quot;&quot;)&amp;IF([Thursday.K9]&gt;=10;[.H11];&quot;&quot;)&amp;IF([Thursday.K10]&gt;=10;[.H12];&quot;&quot;)&amp;IF([Thursday.K11]&gt;=10;[.H13];&quot;&quot;)&amp;IF([Thursday.K12]&gt;=10;[.H14];&quot;&quot;)&amp;IF([Thursday.K13]&gt;=10;[.H15];&quot;&quot;)" office:value-type="string">
            <text:p>Emily</text:p>
          </table:table-cell>
          <table:table-cell table:style-name="ce25" table:formula="oooc:=IF([Friday.K2]&gt;=10;[.H4];&quot;&quot;)&amp;IF([Friday.K3]&gt;=10;[.H5];&quot;&quot;)&amp;IF([Friday.K4]&gt;=10;[.H6];&quot;&quot;)&amp;IF([Friday.K5]&gt;=10;[.H7];&quot;&quot;)&amp;IF([Friday.K6]&gt;=10;[.H8];&quot;&quot;)&amp;IF([Friday.K7]&gt;=10;[.H9];&quot;&quot;)&amp;IF([Friday.K8]&gt;=10;[.H10];&quot;&quot;)&amp;IF([Friday.K9]&gt;=10;[.H11];&quot;&quot;)&amp;IF([Friday.K10]&gt;=10;[.H12];&quot;&quot;)&amp;IF([Friday.K11]&gt;=10;[.H13];&quot;&quot;)&amp;IF([Friday.K12]&gt;=10;[.H14];&quot;&quot;)&amp;IF([Friday.K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Kelvin</text:p>
          </table:table-cell>
          <table:table-cell table:style-name="ce60"/>
          <table:table-cell table:style-name="ce47" table:formula="oooc:=COUNTIF([.$B$2:.$F$18];[.H11])*0.5" office:value-type="string">
            <text:p>8.5</text:p>
          </table:table-cell>
          <table:table-cell table:style-name="ce48" table:formula="oooc:=[.J11]-SUM([.J$4:.J$13])/COUNTA([.J$4:.J$13])" office:value-type="string">
            <text:p>4.25</text:p>
          </table:table-cell>
          <table:table-cell table:style-name="ce36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1500 ~ 1530</text:p>
          </table:table-cell>
          <table:table-cell table:style-name="ce25" table:formula="oooc:=IF([Monday.L2]&gt;=10;[.H4];&quot;&quot;)&amp;IF([Monday.L3]&gt;=10;[.H5];&quot;&quot;)&amp;IF([Monday.L4]&gt;=10;[.H6];&quot;&quot;)&amp;IF([Monday.L5]&gt;=10;[.H7];&quot;&quot;)&amp;IF([Monday.L6]&gt;=10;[.H8];&quot;&quot;)&amp;IF([Monday.L7]&gt;=10;[.H9];&quot;&quot;)&amp;IF([Monday.L8]&gt;=10;[.H10];&quot;&quot;)&amp;IF([Monday.L9]&gt;=10;[.H11];&quot;&quot;)&amp;IF([Monday.L10]&gt;=10;[.H12];&quot;&quot;)&amp;IF([Monday.L11]&gt;=10;[.H13];&quot;&quot;)&amp;IF([Monday.L12]&gt;=10;[.H14];&quot;&quot;)&amp;IF([Monday.L13]&gt;=10;[.H15];&quot;&quot;)" office:value-type="string">
            <text:p>Emily</text:p>
          </table:table-cell>
          <table:table-cell table:style-name="ce25" table:formula="oooc:=IF([Tuesday.L2]&gt;=10;[.H4];&quot;&quot;)&amp;IF([Tuesday.L3]&gt;=10;[.H5];&quot;&quot;)&amp;IF([Tuesday.L4]&gt;=10;[.H6];&quot;&quot;)&amp;IF([Tuesday.L5]&gt;=10;[.H7];&quot;&quot;)&amp;IF([Tuesday.L6]&gt;=10;[.H8];&quot;&quot;)&amp;IF([Tuesday.L7]&gt;=10;[.H9];&quot;&quot;)&amp;IF([Tuesday.L8]&gt;=10;[.H10];&quot;&quot;)&amp;IF([Tuesday.L9]&gt;=10;[.H11];&quot;&quot;)&amp;IF([Tuesday.L10]&gt;=10;[.H12];&quot;&quot;)&amp;IF([Tuesday.L11]&gt;=10;[.H13];&quot;&quot;)&amp;IF([Tuesday.L12]&gt;=10;[.H14];&quot;&quot;)&amp;IF([Tuesday.L13]&gt;=10;[.H15];&quot;&quot;)" office:value-type="string">
            <text:p>Kelvin</text:p>
          </table:table-cell>
          <table:table-cell table:style-name="ce25" table:formula="oooc:=IF([Wednesday.L2]&gt;=10;[.H4];&quot;&quot;)&amp;IF([Wednesday.L3]&gt;=10;[.H5];&quot;&quot;)&amp;IF([Wednesday.L4]&gt;=10;[.H6];&quot;&quot;)&amp;IF([Wednesday.L5]&gt;=10;[.H7];&quot;&quot;)&amp;IF([Wednesday.L6]&gt;=10;[.H8];&quot;&quot;)&amp;IF([Wednesday.L7]&gt;=10;[.H9];&quot;&quot;)&amp;IF([Wednesday.L8]&gt;=10;[.H10];&quot;&quot;)&amp;IF([Wednesday.L9]&gt;=10;[.H11];&quot;&quot;)&amp;IF([Wednesday.L10]&gt;=10;[.H12];&quot;&quot;)&amp;IF([Wednesday.L11]&gt;=10;[.H13];&quot;&quot;)&amp;IF([Wednesday.L12]&gt;=10;[.H14];&quot;&quot;)&amp;IF([Wednesday.L13]&gt;=10;[.H15];&quot;&quot;)" office:value-type="string">
            <text:p>阿Hung</text:p>
          </table:table-cell>
          <table:table-cell table:style-name="ce25" table:formula="oooc:=IF([Thursday.L2]&gt;=10;[.H4];&quot;&quot;)&amp;IF([Thursday.L3]&gt;=10;[.H5];&quot;&quot;)&amp;IF([Thursday.L4]&gt;=10;[.H6];&quot;&quot;)&amp;IF([Thursday.L5]&gt;=10;[.H7];&quot;&quot;)&amp;IF([Thursday.L6]&gt;=10;[.H8];&quot;&quot;)&amp;IF([Thursday.L7]&gt;=10;[.H9];&quot;&quot;)&amp;IF([Thursday.L8]&gt;=10;[.H10];&quot;&quot;)&amp;IF([Thursday.L9]&gt;=10;[.H11];&quot;&quot;)&amp;IF([Thursday.L10]&gt;=10;[.H12];&quot;&quot;)&amp;IF([Thursday.L11]&gt;=10;[.H13];&quot;&quot;)&amp;IF([Thursday.L12]&gt;=10;[.H14];&quot;&quot;)&amp;IF([Thursday.L13]&gt;=10;[.H15];&quot;&quot;)" office:value-type="string">
            <text:p>Emily</text:p>
          </table:table-cell>
          <table:table-cell table:style-name="ce25" table:formula="oooc:=IF([Friday.L2]&gt;=10;[.H4];&quot;&quot;)&amp;IF([Friday.L3]&gt;=10;[.H5];&quot;&quot;)&amp;IF([Friday.L4]&gt;=10;[.H6];&quot;&quot;)&amp;IF([Friday.L5]&gt;=10;[.H7];&quot;&quot;)&amp;IF([Friday.L6]&gt;=10;[.H8];&quot;&quot;)&amp;IF([Friday.L7]&gt;=10;[.H9];&quot;&quot;)&amp;IF([Friday.L8]&gt;=10;[.H10];&quot;&quot;)&amp;IF([Friday.L9]&gt;=10;[.H11];&quot;&quot;)&amp;IF([Friday.L10]&gt;=10;[.H12];&quot;&quot;)&amp;IF([Friday.L11]&gt;=10;[.H13];&quot;&quot;)&amp;IF([Friday.L12]&gt;=10;[.H14];&quot;&quot;)&amp;IF([Friday.L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Percy</text:p>
          </table:table-cell>
          <table:table-cell table:style-name="ce61"/>
          <table:table-cell table:style-name="ce47" table:formula="oooc:=COUNTIF([.$B$2:.$F$18];[.H12])*0.5" office:value-type="string">
            <text:p>0.0</text:p>
          </table:table-cell>
          <table:table-cell table:style-name="ce48" table:formula="oooc:=[.J12]-SUM([.J$4:.J$13])/COUNTA([.J$4:.J$13])" office:value-type="string">
            <text:p>-4.25</text:p>
          </table:table-cell>
          <table:table-cell table:style-name="ce45"/>
        </table:table-row>
        <table:table-row table:style-name="ro2">
          <table:table-cell table:style-name="ce24" office:value-type="string">
            <text:p>1530 ~ 1600</text:p>
          </table:table-cell>
          <table:table-cell table:style-name="ce25" table:formula="oooc:=IF([Monday.M2]&gt;=10;[.H4];&quot;&quot;)&amp;IF([Monday.M3]&gt;=10;[.H5];&quot;&quot;)&amp;IF([Monday.M4]&gt;=10;[.H6];&quot;&quot;)&amp;IF([Monday.M5]&gt;=10;[.H7];&quot;&quot;)&amp;IF([Monday.M6]&gt;=10;[.H8];&quot;&quot;)&amp;IF([Monday.M7]&gt;=10;[.H9];&quot;&quot;)&amp;IF([Monday.M8]&gt;=10;[.H10];&quot;&quot;)&amp;IF([Monday.M9]&gt;=10;[.H11];&quot;&quot;)&amp;IF([Monday.M10]&gt;=10;[.H12];&quot;&quot;)&amp;IF([Monday.M11]&gt;=10;[.H13];&quot;&quot;)&amp;IF([Monday.M12]&gt;=10;[.H14];&quot;&quot;)&amp;IF([Monday.M13]&gt;=10;[.H15];&quot;&quot;)" office:value-type="string">
            <text:p>Emily</text:p>
          </table:table-cell>
          <table:table-cell table:style-name="ce25" table:formula="oooc:=IF([Tuesday.M2]&gt;=10;[.H4];&quot;&quot;)&amp;IF([Tuesday.M3]&gt;=10;[.H5];&quot;&quot;)&amp;IF([Tuesday.M4]&gt;=10;[.H6];&quot;&quot;)&amp;IF([Tuesday.M5]&gt;=10;[.H7];&quot;&quot;)&amp;IF([Tuesday.M6]&gt;=10;[.H8];&quot;&quot;)&amp;IF([Tuesday.M7]&gt;=10;[.H9];&quot;&quot;)&amp;IF([Tuesday.M8]&gt;=10;[.H10];&quot;&quot;)&amp;IF([Tuesday.M9]&gt;=10;[.H11];&quot;&quot;)&amp;IF([Tuesday.M10]&gt;=10;[.H12];&quot;&quot;)&amp;IF([Tuesday.M11]&gt;=10;[.H13];&quot;&quot;)&amp;IF([Tuesday.M12]&gt;=10;[.H14];&quot;&quot;)&amp;IF([Tuesday.M13]&gt;=10;[.H15];&quot;&quot;)" office:value-type="string">
            <text:p>Kelvin</text:p>
          </table:table-cell>
          <table:table-cell table:style-name="ce25" table:formula="oooc:=IF([Wednesday.M2]&gt;=10;[.H4];&quot;&quot;)&amp;IF([Wednesday.M3]&gt;=10;[.H5];&quot;&quot;)&amp;IF([Wednesday.M4]&gt;=10;[.H6];&quot;&quot;)&amp;IF([Wednesday.M5]&gt;=10;[.H7];&quot;&quot;)&amp;IF([Wednesday.M6]&gt;=10;[.H8];&quot;&quot;)&amp;IF([Wednesday.M7]&gt;=10;[.H9];&quot;&quot;)&amp;IF([Wednesday.M8]&gt;=10;[.H10];&quot;&quot;)&amp;IF([Wednesday.M9]&gt;=10;[.H11];&quot;&quot;)&amp;IF([Wednesday.M10]&gt;=10;[.H12];&quot;&quot;)&amp;IF([Wednesday.M11]&gt;=10;[.H13];&quot;&quot;)&amp;IF([Wednesday.M12]&gt;=10;[.H14];&quot;&quot;)&amp;IF([Wednesday.M13]&gt;=10;[.H15];&quot;&quot;)" office:value-type="string">
            <text:p>阿Hung</text:p>
          </table:table-cell>
          <table:table-cell table:style-name="ce25" table:formula="oooc:=IF([Thursday.M2]&gt;=10;[.H4];&quot;&quot;)&amp;IF([Thursday.M3]&gt;=10;[.H5];&quot;&quot;)&amp;IF([Thursday.M4]&gt;=10;[.H6];&quot;&quot;)&amp;IF([Thursday.M5]&gt;=10;[.H7];&quot;&quot;)&amp;IF([Thursday.M6]&gt;=10;[.H8];&quot;&quot;)&amp;IF([Thursday.M7]&gt;=10;[.H9];&quot;&quot;)&amp;IF([Thursday.M8]&gt;=10;[.H10];&quot;&quot;)&amp;IF([Thursday.M9]&gt;=10;[.H11];&quot;&quot;)&amp;IF([Thursday.M10]&gt;=10;[.H12];&quot;&quot;)&amp;IF([Thursday.M11]&gt;=10;[.H13];&quot;&quot;)&amp;IF([Thursday.M12]&gt;=10;[.H14];&quot;&quot;)&amp;IF([Thursday.M13]&gt;=10;[.H15];&quot;&quot;)" office:value-type="string">
            <text:p>Emily</text:p>
          </table:table-cell>
          <table:table-cell table:style-name="ce25" table:formula="oooc:=IF([Friday.M2]&gt;=10;[.H4];&quot;&quot;)&amp;IF([Friday.M3]&gt;=10;[.H5];&quot;&quot;)&amp;IF([Friday.M4]&gt;=10;[.H6];&quot;&quot;)&amp;IF([Friday.M5]&gt;=10;[.H7];&quot;&quot;)&amp;IF([Friday.M6]&gt;=10;[.H8];&quot;&quot;)&amp;IF([Friday.M7]&gt;=10;[.H9];&quot;&quot;)&amp;IF([Friday.M8]&gt;=10;[.H10];&quot;&quot;)&amp;IF([Friday.M9]&gt;=10;[.H11];&quot;&quot;)&amp;IF([Friday.M10]&gt;=10;[.H12];&quot;&quot;)&amp;IF([Friday.M11]&gt;=10;[.H13];&quot;&quot;)&amp;IF([Friday.M12]&gt;=10;[.H14];&quot;&quot;)&amp;IF([Friday.M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Emily</text:p>
          </table:table-cell>
          <table:table-cell table:style-name="ce62"/>
          <table:table-cell table:style-name="ce47" table:formula="oooc:=COUNTIF([.$B$2:.$F$18];[.H13])*0.5" office:value-type="string">
            <text:p>17.0</text:p>
          </table:table-cell>
          <table:table-cell table:style-name="ce48" table:formula="oooc:=[.J13]-SUM([.J$4:.J$13])/COUNTA([.J$4:.J$13])" office:value-type="string">
            <text:p>12.75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1600 ~ 1630</text:p>
          </table:table-cell>
          <table:table-cell table:style-name="ce25" table:formula="oooc:=IF([Monday.N2]&gt;=10;[.H4];&quot;&quot;)&amp;IF([Monday.N3]&gt;=10;[.H5];&quot;&quot;)&amp;IF([Monday.N4]&gt;=10;[.H6];&quot;&quot;)&amp;IF([Monday.N5]&gt;=10;[.H7];&quot;&quot;)&amp;IF([Monday.N6]&gt;=10;[.H8];&quot;&quot;)&amp;IF([Monday.N7]&gt;=10;[.H9];&quot;&quot;)&amp;IF([Monday.N8]&gt;=10;[.H10];&quot;&quot;)&amp;IF([Monday.N9]&gt;=10;[.H11];&quot;&quot;)&amp;IF([Monday.N10]&gt;=10;[.H12];&quot;&quot;)&amp;IF([Monday.N11]&gt;=10;[.H13];&quot;&quot;)&amp;IF([Monday.N12]&gt;=10;[.H14];&quot;&quot;)&amp;IF([Monday.N13]&gt;=10;[.H15];&quot;&quot;)" office:value-type="string">
            <text:p>Emily</text:p>
          </table:table-cell>
          <table:table-cell table:style-name="ce25" table:formula="oooc:=IF([Tuesday.N2]&gt;=10;[.H4];&quot;&quot;)&amp;IF([Tuesday.N3]&gt;=10;[.H5];&quot;&quot;)&amp;IF([Tuesday.N4]&gt;=10;[.H6];&quot;&quot;)&amp;IF([Tuesday.N5]&gt;=10;[.H7];&quot;&quot;)&amp;IF([Tuesday.N6]&gt;=10;[.H8];&quot;&quot;)&amp;IF([Tuesday.N7]&gt;=10;[.H9];&quot;&quot;)&amp;IF([Tuesday.N8]&gt;=10;[.H10];&quot;&quot;)&amp;IF([Tuesday.N9]&gt;=10;[.H11];&quot;&quot;)&amp;IF([Tuesday.N10]&gt;=10;[.H12];&quot;&quot;)&amp;IF([Tuesday.N11]&gt;=10;[.H13];&quot;&quot;)&amp;IF([Tuesday.N12]&gt;=10;[.H14];&quot;&quot;)&amp;IF([Tuesday.N13]&gt;=10;[.H15];&quot;&quot;)" office:value-type="string">
            <text:p>Kelvin</text:p>
          </table:table-cell>
          <table:table-cell table:style-name="ce25" table:formula="oooc:=IF([Wednesday.N2]&gt;=10;[.H4];&quot;&quot;)&amp;IF([Wednesday.N3]&gt;=10;[.H5];&quot;&quot;)&amp;IF([Wednesday.N4]&gt;=10;[.H6];&quot;&quot;)&amp;IF([Wednesday.N5]&gt;=10;[.H7];&quot;&quot;)&amp;IF([Wednesday.N6]&gt;=10;[.H8];&quot;&quot;)&amp;IF([Wednesday.N7]&gt;=10;[.H9];&quot;&quot;)&amp;IF([Wednesday.N8]&gt;=10;[.H10];&quot;&quot;)&amp;IF([Wednesday.N9]&gt;=10;[.H11];&quot;&quot;)&amp;IF([Wednesday.N10]&gt;=10;[.H12];&quot;&quot;)&amp;IF([Wednesday.N11]&gt;=10;[.H13];&quot;&quot;)&amp;IF([Wednesday.N12]&gt;=10;[.H14];&quot;&quot;)&amp;IF([Wednesday.N13]&gt;=10;[.H15];&quot;&quot;)" office:value-type="string">
            <text:p>Anson</text:p>
          </table:table-cell>
          <table:table-cell table:style-name="ce25" table:formula="oooc:=IF([Thursday.N2]&gt;=10;[.H4];&quot;&quot;)&amp;IF([Thursday.N3]&gt;=10;[.H5];&quot;&quot;)&amp;IF([Thursday.N4]&gt;=10;[.H6];&quot;&quot;)&amp;IF([Thursday.N5]&gt;=10;[.H7];&quot;&quot;)&amp;IF([Thursday.N6]&gt;=10;[.H8];&quot;&quot;)&amp;IF([Thursday.N7]&gt;=10;[.H9];&quot;&quot;)&amp;IF([Thursday.N8]&gt;=10;[.H10];&quot;&quot;)&amp;IF([Thursday.N9]&gt;=10;[.H11];&quot;&quot;)&amp;IF([Thursday.N10]&gt;=10;[.H12];&quot;&quot;)&amp;IF([Thursday.N11]&gt;=10;[.H13];&quot;&quot;)&amp;IF([Thursday.N12]&gt;=10;[.H14];&quot;&quot;)&amp;IF([Thursday.N13]&gt;=10;[.H15];&quot;&quot;)" office:value-type="string">
            <text:p>Emily</text:p>
          </table:table-cell>
          <table:table-cell table:style-name="ce25" table:formula="oooc:=IF([Friday.N2]&gt;=10;[.H4];&quot;&quot;)&amp;IF([Friday.N3]&gt;=10;[.H5];&quot;&quot;)&amp;IF([Friday.N4]&gt;=10;[.H6];&quot;&quot;)&amp;IF([Friday.N5]&gt;=10;[.H7];&quot;&quot;)&amp;IF([Friday.N6]&gt;=10;[.H8];&quot;&quot;)&amp;IF([Friday.N7]&gt;=10;[.H9];&quot;&quot;)&amp;IF([Friday.N8]&gt;=10;[.H10];&quot;&quot;)&amp;IF([Friday.O9]&gt;=10;[.H11];&quot;&quot;)&amp;IF([Friday.N10]&gt;=10;[.H12];&quot;&quot;)&amp;IF([Friday.N11]&gt;=10;[.H13];&quot;&quot;)&amp;IF([Friday.N12]&gt;=10;[.H14];&quot;&quot;)&amp;IF([Friday.N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&lt;reserved&gt;</text:p>
          </table:table-cell>
          <table:table-cell table:style-name="ce46"/>
          <table:table-cell table:style-name="ce47"/>
          <table:table-cell table:style-name="ce43"/>
          <table:table-cell table:style-name="ce45"/>
        </table:table-row>
        <table:table-row table:style-name="ro2">
          <table:table-cell table:style-name="ce24" office:value-type="string">
            <text:p>1630 ~ 1700</text:p>
          </table:table-cell>
          <table:table-cell table:style-name="ce25" table:formula="oooc:=IF([Monday.O2]&gt;=10;[.H4];&quot;&quot;)&amp;IF([Monday.O3]&gt;=10;[.H5];&quot;&quot;)&amp;IF([Monday.O4]&gt;=10;[.H6];&quot;&quot;)&amp;IF([Monday.O5]&gt;=10;[.H7];&quot;&quot;)&amp;IF([Monday.O6]&gt;=10;[.H8];&quot;&quot;)&amp;IF([Monday.O7]&gt;=10;[.H9];&quot;&quot;)&amp;IF([Monday.O8]&gt;=10;[.H10];&quot;&quot;)&amp;IF([Monday.O9]&gt;=10;[.H11];&quot;&quot;)&amp;IF([Monday.O10]&gt;=10;[.H12];&quot;&quot;)&amp;IF([Monday.O11]&gt;=10;[.H13];&quot;&quot;)&amp;IF([Monday.O12]&gt;=10;[.H14];&quot;&quot;)&amp;IF([Monday.O13]&gt;=10;[.H15];&quot;&quot;)" office:value-type="string">
            <text:p>Emily</text:p>
          </table:table-cell>
          <table:table-cell table:style-name="ce25" table:formula="oooc:=IF([Tuesday.O2]&gt;=10;[.H4];&quot;&quot;)&amp;IF([Tuesday.O3]&gt;=10;[.H5];&quot;&quot;)&amp;IF([Tuesday.O4]&gt;=10;[.H6];&quot;&quot;)&amp;IF([Tuesday.O5]&gt;=10;[.H7];&quot;&quot;)&amp;IF([Tuesday.O6]&gt;=10;[.H8];&quot;&quot;)&amp;IF([Tuesday.O7]&gt;=10;[.H9];&quot;&quot;)&amp;IF([Tuesday.O8]&gt;=10;[.H10];&quot;&quot;)&amp;IF([Tuesday.O9]&gt;=10;[.H11];&quot;&quot;)&amp;IF([Tuesday.O10]&gt;=10;[.H12];&quot;&quot;)&amp;IF([Tuesday.O11]&gt;=10;[.H13];&quot;&quot;)&amp;IF([Tuesday.O12]&gt;=10;[.H14];&quot;&quot;)&amp;IF([Tuesday.O13]&gt;=10;[.H15];&quot;&quot;)" office:value-type="string">
            <text:p>Kelvin</text:p>
          </table:table-cell>
          <table:table-cell table:style-name="ce25" table:formula="oooc:=IF([Wednesday.O2]&gt;=10;[.H4];&quot;&quot;)&amp;IF([Wednesday.O3]&gt;=10;[.H5];&quot;&quot;)&amp;IF([Wednesday.O4]&gt;=10;[.H6];&quot;&quot;)&amp;IF([Wednesday.O5]&gt;=10;[.H7];&quot;&quot;)&amp;IF([Wednesday.O6]&gt;=10;[.H8];&quot;&quot;)&amp;IF([Wednesday.O7]&gt;=10;[.H9];&quot;&quot;)&amp;IF([Wednesday.O8]&gt;=10;[.H10];&quot;&quot;)&amp;IF([Wednesday.O9]&gt;=10;[.H11];&quot;&quot;)&amp;IF([Wednesday.O10]&gt;=10;[.H12];&quot;&quot;)&amp;IF([Wednesday.O11]&gt;=10;[.H13];&quot;&quot;)&amp;IF([Wednesday.O12]&gt;=10;[.H14];&quot;&quot;)&amp;IF([Wednesday.O13]&gt;=10;[.H15];&quot;&quot;)" office:value-type="string">
            <text:p>Anson</text:p>
          </table:table-cell>
          <table:table-cell table:style-name="ce25" table:formula="oooc:=IF([Thursday.O2]&gt;=10;[.H4];&quot;&quot;)&amp;IF([Thursday.O3]&gt;=10;[.H5];&quot;&quot;)&amp;IF([Thursday.O4]&gt;=10;[.H6];&quot;&quot;)&amp;IF([Thursday.O5]&gt;=10;[.H7];&quot;&quot;)&amp;IF([Thursday.O6]&gt;=10;[.H8];&quot;&quot;)&amp;IF([Thursday.O7]&gt;=10;[.H9];&quot;&quot;)&amp;IF([Thursday.O8]&gt;=10;[.H10];&quot;&quot;)&amp;IF([Thursday.O9]&gt;=10;[.H11];&quot;&quot;)&amp;IF([Thursday.O10]&gt;=10;[.H12];&quot;&quot;)&amp;IF([Thursday.O11]&gt;=10;[.H13];&quot;&quot;)&amp;IF([Thursday.O12]&gt;=10;[.H14];&quot;&quot;)&amp;IF([Thursday.O13]&gt;=10;[.H15];&quot;&quot;)" office:value-type="string">
            <text:p>Emily</text:p>
          </table:table-cell>
          <table:table-cell table:style-name="ce25" table:formula="oooc:=IF([Friday.O2]&gt;=10;[.H4];&quot;&quot;)&amp;IF([Friday.O3]&gt;=10;[.H5];&quot;&quot;)&amp;IF([Friday.O4]&gt;=10;[.H6];&quot;&quot;)&amp;IF([Friday.O5]&gt;=10;[.H7];&quot;&quot;)&amp;IF([Friday.O6]&gt;=10;[.H8];&quot;&quot;)&amp;IF([Friday.O7]&gt;=10;[.H9];&quot;&quot;)&amp;IF([Friday.O8]&gt;=10;[.H10];&quot;&quot;)&amp;IF([Friday.O9]&gt;=10;[.H11];&quot;&quot;)&amp;IF([Friday.O10]&gt;=10;[.H12];&quot;&quot;)&amp;IF([Friday.O11]&gt;=10;[.H13];&quot;&quot;)&amp;IF([Friday.O12]&gt;=10;[.H14];&quot;&quot;)&amp;IF([Friday.O13]&gt;=10;[.H15];&quot;&quot;)" office:value-type="string">
            <text:p>Anson</text:p>
          </table:table-cell>
          <table:table-cell table:style-name="ce30"/>
          <table:table-cell table:style-name="ce44" office:value-type="string">
            <text:p>&lt;reserved&gt;</text:p>
          </table:table-cell>
          <table:table-cell table:style-name="ce46"/>
          <table:table-cell table:style-name="ce47"/>
          <table:table-cell table:style-name="ce43"/>
          <table:table-cell table:style-name="ce45"/>
        </table:table-row>
        <table:table-row table:style-name="ro2">
          <table:table-cell table:style-name="ce24" office:value-type="string">
            <text:p>1700 ~ 1730</text:p>
          </table:table-cell>
          <table:table-cell table:style-name="ce25" table:formula="oooc:=IF([Monday.P2]&gt;=10;[.H4];&quot;&quot;)&amp;IF([Monday.P3]&gt;=10;[.H5];&quot;&quot;)&amp;IF([Monday.P4]&gt;=10;[.H6];&quot;&quot;)&amp;IF([Monday.P5]&gt;=10;[.H7];&quot;&quot;)&amp;IF([Monday.P6]&gt;=10;[.H8];&quot;&quot;)&amp;IF([Monday.P7]&gt;=10;[.H9];&quot;&quot;)&amp;IF([Monday.P8]&gt;=10;[.H10];&quot;&quot;)&amp;IF([Monday.P9]&gt;=10;[.H11];&quot;&quot;)&amp;IF([Monday.P10]&gt;=10;[.H12];&quot;&quot;)&amp;IF([Monday.P11]&gt;=10;[.H13];&quot;&quot;)&amp;IF([Monday.P12]&gt;=10;[.H14];&quot;&quot;)&amp;IF([Monday.P13]&gt;=10;[.H15];&quot;&quot;)" office:value-type="string">
            <text:p>Emily</text:p>
          </table:table-cell>
          <table:table-cell table:style-name="ce25" table:formula="oooc:=IF([Tuesday.P2]&gt;=10;[.H4];&quot;&quot;)&amp;IF([Tuesday.P3]&gt;=10;[.H5];&quot;&quot;)&amp;IF([Tuesday.P4]&gt;=10;[.H6];&quot;&quot;)&amp;IF([Tuesday.P5]&gt;=10;[.H7];&quot;&quot;)&amp;IF([Tuesday.P6]&gt;=10;[.H8];&quot;&quot;)&amp;IF([Tuesday.P7]&gt;=10;[.H9];&quot;&quot;)&amp;IF([Tuesday.P8]&gt;=10;[.H10];&quot;&quot;)&amp;IF([Tuesday.P9]&gt;=10;[.H11];&quot;&quot;)&amp;IF([Tuesday.P10]&gt;=10;[.H12];&quot;&quot;)&amp;IF([Tuesday.P11]&gt;=10;[.H13];&quot;&quot;)&amp;IF([Tuesday.P12]&gt;=10;[.H14];&quot;&quot;)&amp;IF([Tuesday.P13]&gt;=10;[.H15];&quot;&quot;)" office:value-type="string">
            <text:p>Kelvin</text:p>
          </table:table-cell>
          <table:table-cell table:style-name="ce25" table:formula="oooc:=IF([Wednesday.P2]&gt;=10;[.H4];&quot;&quot;)&amp;IF([Wednesday.P3]&gt;=10;[.H5];&quot;&quot;)&amp;IF([Wednesday.P4]&gt;=10;[.H6];&quot;&quot;)&amp;IF([Wednesday.P5]&gt;=10;[.H7];&quot;&quot;)&amp;IF([Wednesday.P6]&gt;=10;[.H8];&quot;&quot;)&amp;IF([Wednesday.P7]&gt;=10;[.H9];&quot;&quot;)&amp;IF([Wednesday.P8]&gt;=10;[.H10];&quot;&quot;)&amp;IF([Wednesday.P9]&gt;=10;[.H11];&quot;&quot;)&amp;IF([Wednesday.P10]&gt;=10;[.H12];&quot;&quot;)&amp;IF([Wednesday.P11]&gt;=10;[.H13];&quot;&quot;)&amp;IF([Wednesday.P12]&gt;=10;[.H14];&quot;&quot;)&amp;IF([Wednesday.P13]&gt;=10;[.H15];&quot;&quot;)" office:value-type="string">
            <text:p>Anson</text:p>
          </table:table-cell>
          <table:table-cell table:style-name="ce25" table:formula="oooc:=IF([Thursday.P2]&gt;=10;[.H4];&quot;&quot;)&amp;IF([Thursday.P3]&gt;=10;[.H5];&quot;&quot;)&amp;IF([Thursday.P4]&gt;=10;[.H6];&quot;&quot;)&amp;IF([Thursday.P5]&gt;=10;[.H7];&quot;&quot;)&amp;IF([Thursday.P6]&gt;=10;[.H8];&quot;&quot;)&amp;IF([Thursday.P7]&gt;=10;[.H9];&quot;&quot;)&amp;IF([Thursday.P8]&gt;=10;[.H10];&quot;&quot;)&amp;IF([Thursday.P9]&gt;=10;[.H11];&quot;&quot;)&amp;IF([Thursday.P10]&gt;=10;[.H12];&quot;&quot;)&amp;IF([Thursday.P11]&gt;=10;[.H13];&quot;&quot;)&amp;IF([Thursday.P12]&gt;=10;[.H14];&quot;&quot;)&amp;IF([Thursday.P13]&gt;=10;[.H15];&quot;&quot;)" office:value-type="string">
            <text:p>Emily</text:p>
          </table:table-cell>
          <table:table-cell table:style-name="ce25" table:formula="oooc:=IF([Friday.P2]&gt;=10;[.H4];&quot;&quot;)&amp;IF([Friday.P3]&gt;=10;[.H5];&quot;&quot;)&amp;IF([Friday.P4]&gt;=10;[.H6];&quot;&quot;)&amp;IF([Friday.P5]&gt;=10;[.H7];&quot;&quot;)&amp;IF([Friday.P6]&gt;=10;[.H8];&quot;&quot;)&amp;IF([Friday.P7]&gt;=10;[.H9];&quot;&quot;)&amp;IF([Friday.P8]&gt;=10;[.H10];&quot;&quot;)&amp;IF([Friday.P9]&gt;=10;[.H11];&quot;&quot;)&amp;IF([Friday.P10]&gt;=10;[.H12];&quot;&quot;)&amp;IF([Friday.P11]&gt;=10;[.H13];&quot;&quot;)&amp;IF([Friday.P12]&gt;=10;[.H14];&quot;&quot;)&amp;IF([Friday.P13]&gt;=10;[.H15];&quot;&quot;)" office:value-type="string">
            <text:p>Anson</text:p>
          </table:table-cell>
          <table:table-cell table:style-name="ce26"/>
          <table:table-cell table:number-columns-repeated="5" table:style-name="ce63"/>
        </table:table-row>
        <table:table-row table:style-name="ro2">
          <table:table-cell table:style-name="ce24" office:value-type="string">
            <text:p>1730 ~ 1800</text:p>
          </table:table-cell>
          <table:table-cell table:style-name="ce25" table:formula="oooc:=IF([Monday.Q2]&gt;=10;[.H4];&quot;&quot;)&amp;IF([Monday.Q3]&gt;=10;[.H5];&quot;&quot;)&amp;IF([Monday.Q4]&gt;=10;[.H6];&quot;&quot;)&amp;IF([Monday.Q5]&gt;=10;[.H7];&quot;&quot;)&amp;IF([Monday.Q6]&gt;=10;[.H8];&quot;&quot;)&amp;IF([Monday.Q7]&gt;=10;[.H9];&quot;&quot;)&amp;IF([Monday.Q8]&gt;=10;[.H10];&quot;&quot;)&amp;IF([Monday.Q9]&gt;=10;[.H11];&quot;&quot;)&amp;IF([Monday.Q10]&gt;=10;[.H12];&quot;&quot;)&amp;IF([Monday.Q11]&gt;=10;[.H13];&quot;&quot;)&amp;IF([Monday.Q12]&gt;=10;[.H14];&quot;&quot;)&amp;IF([Monday.Q13]&gt;=10;[.H15];&quot;&quot;)" office:value-type="string">
            <text:p>Emily</text:p>
          </table:table-cell>
          <table:table-cell table:style-name="ce25" table:formula="oooc:=IF([Tuesday.Q2]&gt;=10;[.H4];&quot;&quot;)&amp;IF([Tuesday.Q3]&gt;=10;[.H5];&quot;&quot;)&amp;IF([Tuesday.Q4]&gt;=10;[.H6];&quot;&quot;)&amp;IF([Tuesday.Q5]&gt;=10;[.H7];&quot;&quot;)&amp;IF([Tuesday.Q6]&gt;=10;[.H8];&quot;&quot;)&amp;IF([Tuesday.Q7]&gt;=10;[.H9];&quot;&quot;)&amp;IF([Tuesday.Q8]&gt;=10;[.H10];&quot;&quot;)&amp;IF([Tuesday.Q9]&gt;=10;[.H11];&quot;&quot;)&amp;IF([Tuesday.Q10]&gt;=10;[.H12];&quot;&quot;)&amp;IF([Tuesday.Q11]&gt;=10;[.H13];&quot;&quot;)&amp;IF([Tuesday.Q12]&gt;=10;[.H14];&quot;&quot;)&amp;IF([Tuesday.Q13]&gt;=10;[.H15];&quot;&quot;)" office:value-type="string">
            <text:p>Kelvin</text:p>
          </table:table-cell>
          <table:table-cell table:style-name="ce25" table:formula="oooc:=IF([Wednesday.Q2]&gt;=10;[.H4];&quot;&quot;)&amp;IF([Wednesday.Q3]&gt;=10;[.H5];&quot;&quot;)&amp;IF([Wednesday.Q4]&gt;=10;[.H6];&quot;&quot;)&amp;IF([Wednesday.Q5]&gt;=10;[.H7];&quot;&quot;)&amp;IF([Wednesday.Q6]&gt;=10;[.H8];&quot;&quot;)&amp;IF([Wednesday.Q7]&gt;=10;[.H9];&quot;&quot;)&amp;IF([Wednesday.Q8]&gt;=10;[.H10];&quot;&quot;)&amp;IF([Wednesday.Q9]&gt;=10;[.H11];&quot;&quot;)&amp;IF([Wednesday.Q10]&gt;=10;[.H12];&quot;&quot;)&amp;IF([Wednesday.Q11]&gt;=10;[.H13];&quot;&quot;)&amp;IF([Wednesday.Q12]&gt;=10;[.H14];&quot;&quot;)&amp;IF([Wednesday.Q13]&gt;=10;[.H15];&quot;&quot;)" office:value-type="string">
            <text:p>Anson</text:p>
          </table:table-cell>
          <table:table-cell table:style-name="ce25" table:formula="oooc:=IF([Thursday.Q2]&gt;=10;[.H4];&quot;&quot;)&amp;IF([Thursday.Q3]&gt;=10;[.H5];&quot;&quot;)&amp;IF([Thursday.Q4]&gt;=10;[.H6];&quot;&quot;)&amp;IF([Thursday.Q5]&gt;=10;[.H7];&quot;&quot;)&amp;IF([Thursday.Q6]&gt;=10;[.H8];&quot;&quot;)&amp;IF([Thursday.Q7]&gt;=10;[.H9];&quot;&quot;)&amp;IF([Thursday.Q8]&gt;=10;[.H10];&quot;&quot;)&amp;IF([Thursday.Q9]&gt;=10;[.H11];&quot;&quot;)&amp;IF([Thursday.Q10]&gt;=10;[.H12];&quot;&quot;)&amp;IF([Thursday.Q11]&gt;=10;[.H13];&quot;&quot;)&amp;IF([Thursday.Q12]&gt;=10;[.H14];&quot;&quot;)&amp;IF([Thursday.Q13]&gt;=10;[.H15];&quot;&quot;)" office:value-type="string">
            <text:p>Emily</text:p>
          </table:table-cell>
          <table:table-cell table:style-name="ce25" table:formula="oooc:=IF([Friday.Q2]&gt;=10;[.H4];&quot;&quot;)&amp;IF([Friday.Q3]&gt;=10;[.H5];&quot;&quot;)&amp;IF([Friday.Q4]&gt;=10;[.H6];&quot;&quot;)&amp;IF([Friday.Q5]&gt;=10;[.H7];&quot;&quot;)&amp;IF([Friday.Q6]&gt;=10;[.H8];&quot;&quot;)&amp;IF([Friday.Q7]&gt;=10;[.H9];&quot;&quot;)&amp;IF([Friday.Q8]&gt;=10;[.H10];&quot;&quot;)&amp;IF([Friday.Q9]&gt;=10;[.H11];&quot;&quot;)&amp;IF([Friday.Q10]&gt;=10;[.H12];&quot;&quot;)&amp;IF([Friday.Q11]&gt;=10;[.H13];&quot;&quot;)&amp;IF([Friday.Q12]&gt;=10;[.H14];&quot;&quot;)&amp;IF([Friday.Q13]&gt;=10;[.H15];&quot;&quot;)" office:value-type="string">
            <text:p>Anson</text:p>
          </table:table-cell>
          <table:table-cell table:style-name="ce26"/>
          <table:table-cell table:style-name="ce50" office:value-type="string">
            <text:p>score</text:p>
          </table:table-cell>
          <table:table-cell table:style-name="ce52" table:formula="oooc:=[score.C26]" table:number-columns-spanned="2" table:number-rows-spanned="1" office:value-type="string">
            <text:p>98.47%</text:p>
          </table:table-cell>
          <table:covered-table-cell/>
        </table:table-row>
        <table:table-row table:style-name="ro2">
          <table:table-cell table:style-name="ce24" office:value-type="string">
            <text:p>1800 ~ 1830</text:p>
          </table:table-cell>
          <table:table-cell table:style-name="ce25" table:formula="oooc:=IF([Monday.R2]&gt;=10;[.H4];&quot;&quot;)&amp;IF([Monday.R3]&gt;=10;[.H5];&quot;&quot;)&amp;IF([Monday.R4]&gt;=10;[.H6];&quot;&quot;)&amp;IF([Monday.R5]&gt;=10;[.H7];&quot;&quot;)&amp;IF([Monday.R6]&gt;=10;[.H8];&quot;&quot;)&amp;IF([Monday.R7]&gt;=10;[.H9];&quot;&quot;)&amp;IF([Monday.R8]&gt;=10;[.H10];&quot;&quot;)&amp;IF([Monday.R9]&gt;=10;[.H11];&quot;&quot;)&amp;IF([Monday.R10]&gt;=10;[.H12];&quot;&quot;)&amp;IF([Monday.R11]&gt;=10;[.H13];&quot;&quot;)&amp;IF([Monday.R12]&gt;=10;[.H14];&quot;&quot;)&amp;IF([Monday.R13]&gt;=10;[.H15];&quot;&quot;)" office:value-type="string">
            <text:p>Emily</text:p>
          </table:table-cell>
          <table:table-cell table:style-name="ce25" table:formula="oooc:=IF([Tuesday.R2]&gt;=10;[.H4];&quot;&quot;)&amp;IF([Tuesday.R3]&gt;=10;[.H5];&quot;&quot;)&amp;IF([Tuesday.R4]&gt;=10;[.H6];&quot;&quot;)&amp;IF([Tuesday.R5]&gt;=10;[.H7];&quot;&quot;)&amp;IF([Tuesday.R6]&gt;=10;[.H8];&quot;&quot;)&amp;IF([Tuesday.R7]&gt;=10;[.H9];&quot;&quot;)&amp;IF([Tuesday.R8]&gt;=10;[.H10];&quot;&quot;)&amp;IF([Tuesday.R9]&gt;=10;[.H11];&quot;&quot;)&amp;IF([Tuesday.R10]&gt;=10;[.H12];&quot;&quot;)&amp;IF([Tuesday.R11]&gt;=10;[.H13];&quot;&quot;)&amp;IF([Tuesday.R12]&gt;=10;[.H14];&quot;&quot;)&amp;IF([Tuesday.R13]&gt;=10;[.H15];&quot;&quot;)" office:value-type="string">
            <text:p>Kelvin</text:p>
          </table:table-cell>
          <table:table-cell table:style-name="ce25" table:formula="oooc:=IF([Wednesday.R2]&gt;=10;[.H4];&quot;&quot;)&amp;IF([Wednesday.R3]&gt;=10;[.H5];&quot;&quot;)&amp;IF([Wednesday.R4]&gt;=10;[.H6];&quot;&quot;)&amp;IF([Wednesday.R5]&gt;=10;[.H7];&quot;&quot;)&amp;IF([Wednesday.R6]&gt;=10;[.H8];&quot;&quot;)&amp;IF([Wednesday.R7]&gt;=10;[.H9];&quot;&quot;)&amp;IF([Wednesday.R8]&gt;=10;[.H10];&quot;&quot;)&amp;IF([Wednesday.R9]&gt;=10;[.H11];&quot;&quot;)&amp;IF([Wednesday.R10]&gt;=10;[.H12];&quot;&quot;)&amp;IF([Wednesday.R11]&gt;=10;[.H13];&quot;&quot;)&amp;IF([Wednesday.R12]&gt;=10;[.H14];&quot;&quot;)&amp;IF([Wednesday.R13]&gt;=10;[.H15];&quot;&quot;)" office:value-type="string">
            <text:p>Anson</text:p>
          </table:table-cell>
          <table:table-cell table:style-name="ce25" table:formula="oooc:=IF([Thursday.R2]&gt;=10;[.H4];&quot;&quot;)&amp;IF([Thursday.R3]&gt;=10;[.H5];&quot;&quot;)&amp;IF([Thursday.R4]&gt;=10;[.H6];&quot;&quot;)&amp;IF([Thursday.R5]&gt;=10;[.H7];&quot;&quot;)&amp;IF([Thursday.R6]&gt;=10;[.H8];&quot;&quot;)&amp;IF([Thursday.R7]&gt;=10;[.H9];&quot;&quot;)&amp;IF([Thursday.R8]&gt;=10;[.H10];&quot;&quot;)&amp;IF([Thursday.R9]&gt;=10;[.H11];&quot;&quot;)&amp;IF([Thursday.R10]&gt;=10;[.H12];&quot;&quot;)&amp;IF([Thursday.R11]&gt;=10;[.H13];&quot;&quot;)&amp;IF([Thursday.R12]&gt;=10;[.H14];&quot;&quot;)&amp;IF([Thursday.R13]&gt;=10;[.H15];&quot;&quot;)" office:value-type="string">
            <text:p>Emily</text:p>
          </table:table-cell>
          <table:table-cell table:style-name="ce25" table:formula="oooc:=IF([Friday.R2]&gt;=10;[.H4];&quot;&quot;)&amp;IF([Friday.R3]&gt;=10;[.H5];&quot;&quot;)&amp;IF([Friday.R4]&gt;=10;[.H6];&quot;&quot;)&amp;IF([Friday.R5]&gt;=10;[.H7];&quot;&quot;)&amp;IF([Friday.R6]&gt;=10;[.H8];&quot;&quot;)&amp;IF([Friday.R7]&gt;=10;[.H9];&quot;&quot;)&amp;IF([Friday.R8]&gt;=10;[.H10];&quot;&quot;)&amp;IF([Friday.R9]&gt;=10;[.H11];&quot;&quot;)&amp;IF([Friday.R10]&gt;=10;[.H12];&quot;&quot;)&amp;IF([Friday.R11]&gt;=10;[.H13];&quot;&quot;)&amp;IF([Friday.R12]&gt;=10;[.H14];&quot;&quot;)&amp;IF([Friday.R13]&gt;=10;[.H15];&quot;&quot;)" office:value-type="string">
            <text:p>Anson</text:p>
          </table:table-cell>
          <table:table-cell table:style-name="ce26"/>
        </table:table-row>
        <table:table-row table:style-name="ro2">
          <table:table-cell table:style-name="ce64"/>
          <table:table-cell table:style-name="ce65" table:number-columns-spanned="5" table:number-rows-spanned="1" office:value-type="string">
            <text:p>如有任何更改，請到Facebook填寫《調更紀錄》！</text:p>
          </table:table-cell>
          <table:covered-table-cell table:number-columns-repeated="4"/>
          <table:table-cell table:style-name="ce23"/>
        </table:table-row>
      </table:table>
      <table:table table:name="Monday" table:style-name="ta2" table:print="false">
        <office:forms form:automatic-focus="false" form:apply-design-mode="false"/>
        <table:table-column table:style-name="co11" table:default-cell-style-name="ce15"/>
        <table:table-column table:style-name="co12" table:number-columns-repeated="17" table:default-cell-style-name="ce15"/>
        <table:table-column table:style-name="co10" table:default-cell-style-name="ce15" table:number-columns-repeated="238"/>
        <table:table-row table:style-name="ro2">
          <table:table-cell table:style-name="ce28" table:formula="oooc:=DATE(2015;5;18)" office:value-type="string">
            <text:p>18/05/2015</text:p>
          </table:table-cell>
          <table:table-cell table:style-name="ce29" table:formula="oooc:=TRANSPOSE([MIC.$A$2:.$A$18])" table:number-matrix-columns-spanned="17" table:number-matrix-rows-spanned="1" office:value-type="string">
            <text:p>1000 ~ 1030</text:p>
          </table:table-cell>
          <table:table-cell table:style-name="ce29" office:value-type="string">
            <text:p>1030 ~ 1100</text:p>
          </table:table-cell>
          <table:table-cell table:style-name="ce29" office:value-type="string">
            <text:p>1100 ~ 1130</text:p>
          </table:table-cell>
          <table:table-cell table:style-name="ce29" office:value-type="string">
            <text:p>1130 ~ 1200</text:p>
          </table:table-cell>
          <table:table-cell table:style-name="ce29" office:value-type="string">
            <text:p>1200 ~ 1230</text:p>
          </table:table-cell>
          <table:table-cell table:style-name="ce29" office:value-type="string">
            <text:p>1230 ~ 1300</text:p>
          </table:table-cell>
          <table:table-cell table:style-name="ce29" office:value-type="string">
            <text:p>1300 ~ 1330</text:p>
          </table:table-cell>
          <table:table-cell table:style-name="ce29" office:value-type="string">
            <text:p>1330 ~ 1400</text:p>
          </table:table-cell>
          <table:table-cell table:style-name="ce29" office:value-type="string">
            <text:p>1400 ~ 1430</text:p>
          </table:table-cell>
          <table:table-cell table:style-name="ce29" office:value-type="string">
            <text:p>1430 ~ 1500</text:p>
          </table:table-cell>
          <table:table-cell table:style-name="ce29" office:value-type="string">
            <text:p>1500 ~ 1530</text:p>
          </table:table-cell>
          <table:table-cell table:style-name="ce29" office:value-type="string">
            <text:p>1530 ~ 1600</text:p>
          </table:table-cell>
          <table:table-cell table:style-name="ce29" office:value-type="string">
            <text:p>1600 ~ 1630</text:p>
          </table:table-cell>
          <table:table-cell table:style-name="ce29" office:value-type="string">
            <text:p>1630 ~ 1700</text:p>
          </table:table-cell>
          <table:table-cell table:style-name="ce29" office:value-type="string">
            <text:p>1700 ~ 1730</text:p>
          </table:table-cell>
          <table:table-cell table:style-name="ce29" office:value-type="string">
            <text:p>1730 ~ 1800</text:p>
          </table:table-cell>
          <table:table-cell table:style-name="ce29" office:value-type="string">
            <text:p>1800 ~ 1830</text:p>
          </table:table-cell>
        </table:table-row>
        <table:table-row table:style-name="ro2">
          <table:table-cell table:style-name="ce31" table:formula="oooc:=[MIC.H4]&amp;&quot;(&quot;&amp;COUNTIF([Monday.B2:.R2];1)+COUNTIF([Tuesday.B2:.R2];1)+COUNTIF([Wednesday.B2:.R2];1)+COUNTIF([Thursday.B2:.R2];1)+COUNTIF([Friday.B2:.R2];1)&amp;&quot;/&quot;&amp;[MIC.J4]&amp;&quot;)&quot;" office:value-type="string">
            <text:p>Anson(17/11)</text:p>
          </table:table-cell>
          <table:table-cell table:number-columns-repeated="17" table:style-name="ce32"/>
        </table:table-row>
        <table:table-row table:style-name="ro2">
          <table:table-cell table:style-name="ce31" table:formula="oooc:=[MIC.H5]&amp;&quot;(&quot;&amp;COUNTIF([Monday.B3:.R3];1)+COUNTIF([Tuesday.B3:.R3];1)+COUNTIF([Wednesday.B3:.R3];1)+COUNTIF([Thursday.B3:.R3];1)+COUNTIF([Friday.B3:.R3];1)&amp;&quot;/&quot;&amp;[MIC.J5]&amp;&quot;)&quot;" office:value-type="string">
            <text:p>阿Hung(79/3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IC.H6]&amp;&quot;(&quot;&amp;COUNTIF([Monday.B4:.R4];1)+COUNTIF([Tuesday.B4:.R4];1)+COUNTIF([Wednesday.B4:.R4];1)+COUNTIF([Thursday.B4:.R4];1)+COUNTIF([Friday.B4:.R4];1)&amp;&quot;/&quot;&amp;[MIC.J6]&amp;&quot;)&quot;" office:value-type="string">
            <text:p>阿芝(68/3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</table:table-row>
        <table:table-row table:style-name="ro2">
          <table:table-cell table:style-name="ce31" table:formula="oooc:=[MIC.H7]&amp;&quot;(&quot;&amp;COUNTIF([Monday.B5:.R5];1)+COUNTIF([Tuesday.B5:.R5];1)+COUNTIF([Wednesday.B5:.R5];1)+COUNTIF([Thursday.B5:.R5];1)+COUNTIF([Friday.B5:.R5];1)&amp;&quot;/&quot;&amp;[MIC.J7]&amp;&quot;)&quot;" office:value-type="string">
            <text:p>Kay(0/0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IC.H8]&amp;&quot;(&quot;&amp;COUNTIF([Monday.B6:.R6];1)+COUNTIF([Tuesday.B6:.R6];1)+COUNTIF([Wednesday.B6:.R6];1)+COUNTIF([Thursday.B6:.R6];1)+COUNTIF([Friday.B6:.R6];1)&amp;&quot;/&quot;&amp;[MIC.J8]&amp;&quot;)&quot;" office:value-type="string">
            <text:p>Color(51/0)</text:p>
          </table:table-cell>
          <table:table-cell table:number-columns-repeated="12" table:style-name="ce33"/>
          <table:table-cell table:number-columns-repeated="5" table:style-name="ce38"/>
        </table:table-row>
        <table:table-row table:style-name="ro2">
          <table:table-cell table:style-name="ce31" table:formula="oooc:=[MIC.H9]&amp;&quot;(&quot;&amp;COUNTIF([Monday.B7:.R7];1)+COUNTIF([Tuesday.B7:.R7];1)+COUNTIF([Wednesday.B7:.R7];1)+COUNTIF([Thursday.B7:.R7];1)+COUNTIF([Friday.B7:.R7];1)&amp;&quot;/&quot;&amp;[MIC.J9]&amp;&quot;)&quot;" office:value-type="string">
            <text:p>Beeno(85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IC.H10]&amp;&quot;(&quot;&amp;COUNTIF([Monday.B8:.R8];1)+COUNTIF([Tuesday.B8:.R8];1)+COUNTIF([Wednesday.B8:.R8];1)+COUNTIF([Thursday.B8:.R8];1)+COUNTIF([Friday.B8:.R8];1)&amp;&quot;/&quot;&amp;[MIC.J10]&amp;&quot;)&quot;" office:value-type="string">
            <text:p>Chris(85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IC.H11]&amp;&quot;(&quot;&amp;COUNTIF([Monday.B9:.R9];1)+COUNTIF([Tuesday.B9:.R9];1)+COUNTIF([Wednesday.B9:.R9];1)+COUNTIF([Thursday.B9:.R9];1)+COUNTIF([Friday.B9:.R9];1)&amp;&quot;/&quot;&amp;[MIC.J11]&amp;&quot;)&quot;" office:value-type="string">
            <text:p>Kelvin(0/8.5)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</table:table-row>
        <table:table-row table:style-name="ro2">
          <table:table-cell table:style-name="ce31" table:formula="oooc:=[MIC.H12]&amp;&quot;(&quot;&amp;COUNTIF([Monday.B10:.R10];1)+COUNTIF([Tuesday.B10:.R10];1)+COUNTIF([Wednesday.B10:.R10];1)+COUNTIF([Thursday.B10:.R10];1)+COUNTIF([Friday.B10:.R10];1)&amp;&quot;/&quot;&amp;[MIC.J12]&amp;&quot;)&quot;" office:value-type="string">
            <text:p>Percy(0/0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IC.H13]&amp;&quot;(&quot;&amp;COUNTIF([Monday.B11:.R11];1)+COUNTIF([Tuesday.B11:.R11];1)+COUNTIF([Wednesday.B11:.R11];1)+COUNTIF([Thursday.B11:.R11];1)+COUNTIF([Friday.B11:.R11];1)&amp;&quot;/&quot;&amp;[MIC.J13]&amp;&quot;)&quot;" office:value-type="string">
            <text:p>Emily(0/17)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</table:table-row>
        <table:table-row table:style-name="ro2">
          <table:table-cell table:style-name="ce31" table:formula="oooc:=[MIC.H14]&amp;&quot;(&quot;&amp;COUNTIF([Monday.B12:.R12];1)+COUNTIF([Tuesday.B12:.R12];1)+COUNTIF([Wednesday.B12:.R12];1)+COUNTIF([Thursday.B12:.R12];1)+COUNTIF([Friday.B12:.R12];1)&amp;&quot;/&quot;&amp;[MIC.J14]&amp;&quot;)&quot;" office:value-type="string">
            <text:p>&lt;reserved&gt;(0/)</text:p>
          </table:table-cell>
          <table:table-cell table:number-columns-repeated="12" table:style-name="ce33"/>
          <table:table-cell table:number-columns-repeated="5" table:style-name="ce38"/>
        </table:table-row>
        <table:table-row table:style-name="ro2">
          <table:table-cell table:style-name="ce31" table:formula="oooc:=[MIC.H15]&amp;&quot;(&quot;&amp;COUNTIF([Monday.B13:.R13];1)+COUNTIF([Tuesday.B13:.R13];1)+COUNTIF([Wednesday.B13:.R13];1)+COUNTIF([Thursday.B13:.R13];1)+COUNTIF([Friday.B13:.R13];1)&amp;&quot;/&quot;&amp;[MIC.J15]&amp;&quot;)&quot;" office:value-type="string">
            <text:p>&lt;reserved&gt;(0/)</text:p>
          </table:table-cell>
          <table:table-cell table:number-columns-repeated="12" table:style-name="ce33"/>
          <table:table-cell table:number-columns-repeated="5" table:style-name="ce38"/>
        </table:table-row>
        <table:table-row table:style-name="ro2">
          <table:table-cell table:style-name="ce41" office:value-type="string">
            <text:p>Remarks</text:p>
          </table:table-cell>
          <table:table-cell table:style-name="ce49" table:number-columns-spanned="17" table:number-rows-spanned="1" office:value-type="string">
            <text:p>1. 搵返自己個名
2. 打上自己既當值時間(按比率計算，每人平均約需當值4.25小時)
3. 以「1」表示最希望負責之時段(建議每星期選擇15節)
4. 以「2」表示其它可負責之時段(建議提供數節讓MIC有較大彈性)
5. 上課時間自動以「0」表示(可以去&lt;usable SSC Roster (range)&gt;改)
6. 如有任何問題，請聯絡該月MIC</text:p>
          </table:table-cell>
          <table:covered-table-cell table:number-columns-repeated="16"/>
        </table:table-row>
      </table:table>
      <table:table table:name="Tuesday" table:style-name="ta3" table:print="false">
        <office:forms form:automatic-focus="false" form:apply-design-mode="false"/>
        <table:table-column table:style-name="co11" table:default-cell-style-name="ce15"/>
        <table:table-column table:style-name="co12" table:number-columns-repeated="17" table:default-cell-style-name="ce15"/>
        <table:table-column table:style-name="co13" table:default-cell-style-name="ce15" table:number-columns-repeated="238"/>
        <table:table-row table:style-name="ro2">
          <table:table-cell table:style-name="ce28" table:formula="oooc:=DATEVALUE([Monday.A1])+1" office:value-type="string">
            <text:p>19/05/2015</text:p>
          </table:table-cell>
          <table:table-cell table:style-name="ce29" table:formula="oooc:=[Monday.B1]" office:value-type="string">
            <text:p>1000 ~ 1030</text:p>
          </table:table-cell>
          <table:table-cell table:style-name="ce29" table:formula="oooc:=[Monday.C1]" office:value-type="string">
            <text:p>1030 ~ 1100</text:p>
          </table:table-cell>
          <table:table-cell table:style-name="ce29" table:formula="oooc:=[Monday.D1]" office:value-type="string">
            <text:p>1100 ~ 1130</text:p>
          </table:table-cell>
          <table:table-cell table:style-name="ce29" table:formula="oooc:=[Monday.E1]" office:value-type="string">
            <text:p>1130 ~ 1200</text:p>
          </table:table-cell>
          <table:table-cell table:style-name="ce29" table:formula="oooc:=[Monday.F1]" office:value-type="string">
            <text:p>1200 ~ 1230</text:p>
          </table:table-cell>
          <table:table-cell table:style-name="ce29" table:formula="oooc:=[Monday.G1]" office:value-type="string">
            <text:p>1230 ~ 1300</text:p>
          </table:table-cell>
          <table:table-cell table:style-name="ce29" table:formula="oooc:=[Monday.H1]" office:value-type="string">
            <text:p>1300 ~ 1330</text:p>
          </table:table-cell>
          <table:table-cell table:style-name="ce29" table:formula="oooc:=[Monday.I1]" office:value-type="string">
            <text:p>1330 ~ 1400</text:p>
          </table:table-cell>
          <table:table-cell table:style-name="ce29" table:formula="oooc:=[Monday.J1]" office:value-type="string">
            <text:p>1400 ~ 1430</text:p>
          </table:table-cell>
          <table:table-cell table:style-name="ce29" table:formula="oooc:=[Monday.K1]" office:value-type="string">
            <text:p>1430 ~ 1500</text:p>
          </table:table-cell>
          <table:table-cell table:style-name="ce29" table:formula="oooc:=[Monday.L1]" office:value-type="string">
            <text:p>1500 ~ 1530</text:p>
          </table:table-cell>
          <table:table-cell table:style-name="ce29" table:formula="oooc:=[Monday.M1]" office:value-type="string">
            <text:p>1530 ~ 1600</text:p>
          </table:table-cell>
          <table:table-cell table:style-name="ce29" table:formula="oooc:=[Monday.N1]" office:value-type="string">
            <text:p>1600 ~ 1630</text:p>
          </table:table-cell>
          <table:table-cell table:style-name="ce29" table:formula="oooc:=[Monday.O1]" office:value-type="string">
            <text:p>1630 ~ 1700</text:p>
          </table:table-cell>
          <table:table-cell table:style-name="ce29" table:formula="oooc:=[Monday.P1]" office:value-type="string">
            <text:p>1700 ~ 1730</text:p>
          </table:table-cell>
          <table:table-cell table:style-name="ce29" table:formula="oooc:=[Monday.Q1]" office:value-type="string">
            <text:p>1730 ~ 1800</text:p>
          </table:table-cell>
          <table:table-cell table:style-name="ce29" table:formula="oooc:=[Monday.R1]" office:value-type="string">
            <text:p>1800 ~ 1830</text:p>
          </table:table-cell>
        </table:table-row>
        <table:table-row table:style-name="ro2">
          <table:table-cell table:style-name="ce31" table:formula="oooc:=[Monday.A2]" office:value-type="string">
            <text:p>Anson(17/11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3]" office:value-type="string">
            <text:p>阿Hung(79/3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4]" office:value-type="string">
            <text:p>阿芝(68/3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</table:table-row>
        <table:table-row table:style-name="ro2">
          <table:table-cell table:style-name="ce31" table:formula="oooc:=[Monday.A5]" office:value-type="string">
            <text:p>Kay(0/0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6]" office:value-type="string">
            <text:p>Color(51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7]" office:value-type="string">
            <text:p>Beeno(85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8]" office:value-type="string">
            <text:p>Chris(85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9]" office:value-type="string">
            <text:p>Kelvin(0/8.5)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</table:table-row>
        <table:table-row table:style-name="ro2">
          <table:table-cell table:style-name="ce31" table:formula="oooc:=[Monday.A10]" office:value-type="string">
            <text:p>Percy(0/0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11]" office:value-type="string">
            <text:p>Emily(0/17)</text:p>
          </table:table-cell>
          <table:table-cell table:number-columns-repeated="17" table:style-name="ce32"/>
        </table:table-row>
        <table:table-row table:style-name="ro2">
          <table:table-cell table:style-name="ce31" table:formula="oooc:=[MIC.H14]&amp;&quot;(&quot;&amp;COUNTIF([Monday.B12:.R12];1)+COUNTIF([Tuesday.B12:.R12];1)+COUNTIF([Wednesday.B12:.R12];1)+COUNTIF([Thursday.B12:.R12];1)+COUNTIF([Friday.B12:.R12];1)&amp;&quot;/&quot;&amp;[MIC.J14]&amp;&quot;)&quot;" office:value-type="string">
            <text:p>&lt;reserved&gt;(0/)</text:p>
          </table:table-cell>
          <table:table-cell table:number-columns-repeated="12" table:style-name="ce33"/>
          <table:table-cell table:number-columns-repeated="5" table:style-name="ce38"/>
        </table:table-row>
        <table:table-row table:style-name="ro2">
          <table:table-cell table:style-name="ce31" table:formula="oooc:=[Monday.A13]" office:value-type="string">
            <text:p>&lt;reserved&gt;(0/)</text:p>
          </table:table-cell>
          <table:table-cell table:number-columns-repeated="12" table:style-name="ce33"/>
          <table:table-cell table:number-columns-repeated="5" table:style-name="ce38"/>
        </table:table-row>
        <table:table-row table:style-name="ro2">
          <table:table-cell table:style-name="ce41" office:value-type="string">
            <text:p>Remarks</text:p>
          </table:table-cell>
          <table:table-cell table:style-name="ce42" table:formula="oooc:=[Monday.B14]" table:number-columns-spanned="17" table:number-rows-spanned="1" office:value-type="string">
            <text:p>1. 搵返自己個名
2. 打上自己既當值時間(按比率計算，每人平均約需當值4.25小時)
3. 以「1」表示最希望負責之時段(建議每星期選擇15節)
4. 以「2」表示其它可負責之時段(建議提供數節讓MIC有較大彈性)
5. 上課時間自動以「0」表示(可以去&lt;usable SSC Roster (range)&gt;改)
6. 如有任何問題，請聯絡該月MIC</text:p>
          </table:table-cell>
          <table:covered-table-cell table:number-columns-repeated="16"/>
        </table:table-row>
      </table:table>
      <table:table table:name="Wednesday" table:style-name="ta4" table:print="false">
        <office:forms form:automatic-focus="false" form:apply-design-mode="false"/>
        <table:table-column table:style-name="co11" table:default-cell-style-name="ce15"/>
        <table:table-column table:style-name="co12" table:number-columns-repeated="17" table:default-cell-style-name="ce15"/>
        <table:table-column table:style-name="co14" table:default-cell-style-name="ce15" table:number-columns-repeated="238"/>
        <table:table-row table:style-name="ro2">
          <table:table-cell table:style-name="ce28" table:formula="oooc:=DATEVALUE([Tuesday.A1])+1" office:value-type="string">
            <text:p>20/05/2015</text:p>
          </table:table-cell>
          <table:table-cell table:style-name="ce29" table:formula="oooc:=[Monday.B1]" office:value-type="string">
            <text:p>1000 ~ 1030</text:p>
          </table:table-cell>
          <table:table-cell table:style-name="ce29" table:formula="oooc:=[Monday.C1]" office:value-type="string">
            <text:p>1030 ~ 1100</text:p>
          </table:table-cell>
          <table:table-cell table:style-name="ce29" table:formula="oooc:=[Monday.D1]" office:value-type="string">
            <text:p>1100 ~ 1130</text:p>
          </table:table-cell>
          <table:table-cell table:style-name="ce29" table:formula="oooc:=[Monday.E1]" office:value-type="string">
            <text:p>1130 ~ 1200</text:p>
          </table:table-cell>
          <table:table-cell table:style-name="ce29" table:formula="oooc:=[Monday.F1]" office:value-type="string">
            <text:p>1200 ~ 1230</text:p>
          </table:table-cell>
          <table:table-cell table:style-name="ce29" table:formula="oooc:=[Monday.G1]" office:value-type="string">
            <text:p>1230 ~ 1300</text:p>
          </table:table-cell>
          <table:table-cell table:style-name="ce29" table:formula="oooc:=[Monday.H1]" office:value-type="string">
            <text:p>1300 ~ 1330</text:p>
          </table:table-cell>
          <table:table-cell table:style-name="ce29" table:formula="oooc:=[Monday.I1]" office:value-type="string">
            <text:p>1330 ~ 1400</text:p>
          </table:table-cell>
          <table:table-cell table:style-name="ce29" table:formula="oooc:=[Monday.J1]" office:value-type="string">
            <text:p>1400 ~ 1430</text:p>
          </table:table-cell>
          <table:table-cell table:style-name="ce29" table:formula="oooc:=[Monday.K1]" office:value-type="string">
            <text:p>1430 ~ 1500</text:p>
          </table:table-cell>
          <table:table-cell table:style-name="ce29" table:formula="oooc:=[Monday.L1]" office:value-type="string">
            <text:p>1500 ~ 1530</text:p>
          </table:table-cell>
          <table:table-cell table:style-name="ce29" table:formula="oooc:=[Monday.M1]" office:value-type="string">
            <text:p>1530 ~ 1600</text:p>
          </table:table-cell>
          <table:table-cell table:style-name="ce29" table:formula="oooc:=[Monday.N1]" office:value-type="string">
            <text:p>1600 ~ 1630</text:p>
          </table:table-cell>
          <table:table-cell table:style-name="ce29" table:formula="oooc:=[Monday.O1]" office:value-type="string">
            <text:p>1630 ~ 1700</text:p>
          </table:table-cell>
          <table:table-cell table:style-name="ce29" table:formula="oooc:=[Monday.P1]" office:value-type="string">
            <text:p>1700 ~ 1730</text:p>
          </table:table-cell>
          <table:table-cell table:style-name="ce29" table:formula="oooc:=[Monday.Q1]" office:value-type="string">
            <text:p>1730 ~ 1800</text:p>
          </table:table-cell>
          <table:table-cell table:style-name="ce29" table:formula="oooc:=[Monday.R1]" office:value-type="string">
            <text:p>1800 ~ 1830</text:p>
          </table:table-cell>
        </table:table-row>
        <table:table-row table:style-name="ro2">
          <table:table-cell table:style-name="ce31" table:formula="oooc:=[Monday.A2]" office:value-type="string">
            <text:p>Anson(17/11)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</table:table-row>
        <table:table-row table:style-name="ro2">
          <table:table-cell table:style-name="ce31" table:formula="oooc:=[Monday.A3]" office:value-type="string">
            <text:p>阿Hung(79/3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4]" office:value-type="string">
            <text:p>阿芝(68/3)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5]" office:value-type="string">
            <text:p>Kay(0/0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6]" office:value-type="string">
            <text:p>Color(51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7]" office:value-type="string">
            <text:p>Beeno(85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8]" office:value-type="string">
            <text:p>Chris(85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9]" office:value-type="string">
            <text:p>Kelvin(0/8.5)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</table:table-row>
        <table:table-row table:style-name="ro2">
          <table:table-cell table:style-name="ce31" table:formula="oooc:=[Monday.A10]" office:value-type="string">
            <text:p>Percy(0/0)</text:p>
          </table:table-cell>
          <table:table-cell table:number-columns-repeated="16" table:style-name="ce33"/>
          <table:table-cell table:style-name="ce38"/>
        </table:table-row>
        <table:table-row table:style-name="ro2">
          <table:table-cell table:style-name="ce31" table:formula="oooc:=[Monday.A11]" office:value-type="string">
            <text:p>Emily(0/17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12]" office:value-type="string">
            <text:p>&lt;reserved&gt;(0/)</text:p>
          </table:table-cell>
          <table:table-cell table:number-columns-repeated="12" table:style-name="ce33"/>
          <table:table-cell table:number-columns-repeated="5" table:style-name="ce38"/>
        </table:table-row>
        <table:table-row table:style-name="ro2">
          <table:table-cell table:style-name="ce31" table:formula="oooc:=[Monday.A13]" office:value-type="string">
            <text:p>&lt;reserved&gt;(0/)</text:p>
          </table:table-cell>
          <table:table-cell table:number-columns-repeated="12" table:style-name="ce33"/>
          <table:table-cell table:number-columns-repeated="5" table:style-name="ce38"/>
        </table:table-row>
        <table:table-row table:style-name="ro2">
          <table:table-cell table:style-name="ce41" office:value-type="string">
            <text:p>Remarks</text:p>
          </table:table-cell>
          <table:table-cell table:style-name="ce42" table:formula="oooc:=[Monday.B14]" table:number-columns-spanned="17" table:number-rows-spanned="1" office:value-type="string">
            <text:p>1. 搵返自己個名
2. 打上自己既當值時間(按比率計算，每人平均約需當值4.25小時)
3. 以「1」表示最希望負責之時段(建議每星期選擇15節)
4. 以「2」表示其它可負責之時段(建議提供數節讓MIC有較大彈性)
5. 上課時間自動以「0」表示(可以去&lt;usable SSC Roster (range)&gt;改)
6. 如有任何問題，請聯絡該月MIC</text:p>
          </table:table-cell>
          <table:covered-table-cell table:number-columns-repeated="16"/>
        </table:table-row>
      </table:table>
      <table:table table:name="Thursday" table:style-name="ta5" table:print="false">
        <office:forms form:automatic-focus="false" form:apply-design-mode="false"/>
        <table:table-column table:style-name="co11" table:default-cell-style-name="ce15"/>
        <table:table-column table:style-name="co12" table:number-columns-repeated="17" table:default-cell-style-name="ce15"/>
        <table:table-column table:style-name="co15" table:default-cell-style-name="ce15" table:number-columns-repeated="238"/>
        <table:table-row table:style-name="ro2">
          <table:table-cell table:style-name="ce28" table:formula="oooc:=DATEVALUE([Wednesday.A1])+1" office:value-type="string">
            <text:p>21/05/2015</text:p>
          </table:table-cell>
          <table:table-cell table:style-name="ce29" table:formula="oooc:=[Monday.B1]" office:value-type="string">
            <text:p>1000 ~ 1030</text:p>
          </table:table-cell>
          <table:table-cell table:style-name="ce29" table:formula="oooc:=[Monday.C1]" office:value-type="string">
            <text:p>1030 ~ 1100</text:p>
          </table:table-cell>
          <table:table-cell table:style-name="ce29" table:formula="oooc:=[Monday.D1]" office:value-type="string">
            <text:p>1100 ~ 1130</text:p>
          </table:table-cell>
          <table:table-cell table:style-name="ce29" table:formula="oooc:=[Monday.E1]" office:value-type="string">
            <text:p>1130 ~ 1200</text:p>
          </table:table-cell>
          <table:table-cell table:style-name="ce29" table:formula="oooc:=[Monday.F1]" office:value-type="string">
            <text:p>1200 ~ 1230</text:p>
          </table:table-cell>
          <table:table-cell table:style-name="ce29" table:formula="oooc:=[Monday.G1]" office:value-type="string">
            <text:p>1230 ~ 1300</text:p>
          </table:table-cell>
          <table:table-cell table:style-name="ce29" table:formula="oooc:=[Monday.H1]" office:value-type="string">
            <text:p>1300 ~ 1330</text:p>
          </table:table-cell>
          <table:table-cell table:style-name="ce29" table:formula="oooc:=[Monday.I1]" office:value-type="string">
            <text:p>1330 ~ 1400</text:p>
          </table:table-cell>
          <table:table-cell table:style-name="ce29" table:formula="oooc:=[Monday.J1]" office:value-type="string">
            <text:p>1400 ~ 1430</text:p>
          </table:table-cell>
          <table:table-cell table:style-name="ce29" table:formula="oooc:=[Monday.K1]" office:value-type="string">
            <text:p>1430 ~ 1500</text:p>
          </table:table-cell>
          <table:table-cell table:style-name="ce29" table:formula="oooc:=[Monday.L1]" office:value-type="string">
            <text:p>1500 ~ 1530</text:p>
          </table:table-cell>
          <table:table-cell table:style-name="ce29" table:formula="oooc:=[Monday.M1]" office:value-type="string">
            <text:p>1530 ~ 1600</text:p>
          </table:table-cell>
          <table:table-cell table:style-name="ce29" table:formula="oooc:=[Monday.N1]" office:value-type="string">
            <text:p>1600 ~ 1630</text:p>
          </table:table-cell>
          <table:table-cell table:style-name="ce29" table:formula="oooc:=[Monday.O1]" office:value-type="string">
            <text:p>1630 ~ 1700</text:p>
          </table:table-cell>
          <table:table-cell table:style-name="ce29" table:formula="oooc:=[Monday.P1]" office:value-type="string">
            <text:p>1700 ~ 1730</text:p>
          </table:table-cell>
          <table:table-cell table:style-name="ce29" table:formula="oooc:=[Monday.Q1]" office:value-type="string">
            <text:p>1730 ~ 1800</text:p>
          </table:table-cell>
          <table:table-cell table:style-name="ce29" table:formula="oooc:=[Monday.R1]" office:value-type="string">
            <text:p>1800 ~ 1830</text:p>
          </table:table-cell>
        </table:table-row>
        <table:table-row table:style-name="ro2">
          <table:table-cell table:style-name="ce31" table:formula="oooc:=[Monday.A2]" office:value-type="string">
            <text:p>Anson(17/11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3]" office:value-type="string">
            <text:p>阿Hung(79/3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4]" office:value-type="string">
            <text:p>阿芝(68/3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5]" office:value-type="string">
            <text:p>Kay(0/0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6]" office:value-type="string">
            <text:p>Color(51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7]" office:value-type="string">
            <text:p>Beeno(85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8]" office:value-type="string">
            <text:p>Chris(85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9]" office:value-type="string">
            <text:p>Kelvin(0/8.5)</text:p>
          </table:table-cell>
          <table:table-cell table:number-columns-repeated="17" table:style-name="ce32"/>
        </table:table-row>
        <table:table-row table:style-name="ro2">
          <table:table-cell table:style-name="ce31" table:formula="oooc:=[Monday.A10]" office:value-type="string">
            <text:p>Percy(0/0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11]" office:value-type="string">
            <text:p>Emily(0/17)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</table:table-row>
        <table:table-row table:style-name="ro2">
          <table:table-cell table:style-name="ce31" table:formula="oooc:=[Monday.A12]" office:value-type="string">
            <text:p>&lt;reserved&gt;(0/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13]" office:value-type="string">
            <text:p>&lt;reserved&gt;(0/)</text:p>
          </table:table-cell>
          <table:table-cell table:number-columns-repeated="17" table:style-name="ce33"/>
        </table:table-row>
        <table:table-row table:style-name="ro2">
          <table:table-cell table:style-name="ce41" office:value-type="string">
            <text:p>Remarks</text:p>
          </table:table-cell>
          <table:table-cell table:style-name="ce42" table:formula="oooc:=[Monday.B14]" table:number-columns-spanned="17" table:number-rows-spanned="1" office:value-type="string">
            <text:p>1. 搵返自己個名
2. 打上自己既當值時間(按比率計算，每人平均約需當值4.25小時)
3. 以「1」表示最希望負責之時段(建議每星期選擇15節)
4. 以「2」表示其它可負責之時段(建議提供數節讓MIC有較大彈性)
5. 上課時間自動以「0」表示(可以去&lt;usable SSC Roster (range)&gt;改)
6. 如有任何問題，請聯絡該月MIC</text:p>
          </table:table-cell>
          <table:covered-table-cell table:number-columns-repeated="16"/>
        </table:table-row>
      </table:table>
      <table:table table:name="Friday" table:style-name="ta6" table:print="false">
        <office:forms form:automatic-focus="false" form:apply-design-mode="false"/>
        <table:table-column table:style-name="co11" table:default-cell-style-name="ce15"/>
        <table:table-column table:style-name="co12" table:number-columns-repeated="17" table:default-cell-style-name="ce15"/>
        <table:table-column table:style-name="co16" table:default-cell-style-name="ce15" table:number-columns-repeated="238"/>
        <table:table-row table:style-name="ro2">
          <table:table-cell table:style-name="ce28" table:formula="oooc:=DATEVALUE([Thursday.A1])+1" office:value-type="string">
            <text:p>22/05/2015</text:p>
          </table:table-cell>
          <table:table-cell table:style-name="ce29" table:formula="oooc:=[Monday.B1]" office:value-type="string">
            <text:p>1000 ~ 1030</text:p>
          </table:table-cell>
          <table:table-cell table:style-name="ce29" table:formula="oooc:=[Monday.C1]" office:value-type="string">
            <text:p>1030 ~ 1100</text:p>
          </table:table-cell>
          <table:table-cell table:style-name="ce29" table:formula="oooc:=[Monday.D1]" office:value-type="string">
            <text:p>1100 ~ 1130</text:p>
          </table:table-cell>
          <table:table-cell table:style-name="ce29" table:formula="oooc:=[Monday.E1]" office:value-type="string">
            <text:p>1130 ~ 1200</text:p>
          </table:table-cell>
          <table:table-cell table:style-name="ce29" table:formula="oooc:=[Monday.F1]" office:value-type="string">
            <text:p>1200 ~ 1230</text:p>
          </table:table-cell>
          <table:table-cell table:style-name="ce29" table:formula="oooc:=[Monday.G1]" office:value-type="string">
            <text:p>1230 ~ 1300</text:p>
          </table:table-cell>
          <table:table-cell table:style-name="ce29" table:formula="oooc:=[Monday.H1]" office:value-type="string">
            <text:p>1300 ~ 1330</text:p>
          </table:table-cell>
          <table:table-cell table:style-name="ce29" table:formula="oooc:=[Monday.I1]" office:value-type="string">
            <text:p>1330 ~ 1400</text:p>
          </table:table-cell>
          <table:table-cell table:style-name="ce29" table:formula="oooc:=[Monday.J1]" office:value-type="string">
            <text:p>1400 ~ 1430</text:p>
          </table:table-cell>
          <table:table-cell table:style-name="ce29" table:formula="oooc:=[Monday.K1]" office:value-type="string">
            <text:p>1430 ~ 1500</text:p>
          </table:table-cell>
          <table:table-cell table:style-name="ce29" table:formula="oooc:=[Monday.L1]" office:value-type="string">
            <text:p>1500 ~ 1530</text:p>
          </table:table-cell>
          <table:table-cell table:style-name="ce29" table:formula="oooc:=[Monday.M1]" office:value-type="string">
            <text:p>1530 ~ 1600</text:p>
          </table:table-cell>
          <table:table-cell table:style-name="ce29" table:formula="oooc:=[Monday.N1]" office:value-type="string">
            <text:p>1600 ~ 1630</text:p>
          </table:table-cell>
          <table:table-cell table:style-name="ce29" table:formula="oooc:=[Monday.O1]" office:value-type="string">
            <text:p>1630 ~ 1700</text:p>
          </table:table-cell>
          <table:table-cell table:style-name="ce29" table:formula="oooc:=[Monday.P1]" office:value-type="string">
            <text:p>1700 ~ 1730</text:p>
          </table:table-cell>
          <table:table-cell table:style-name="ce29" table:formula="oooc:=[Monday.Q1]" office:value-type="string">
            <text:p>1730 ~ 1800</text:p>
          </table:table-cell>
          <table:table-cell table:style-name="ce29" table:formula="oooc:=[Monday.R1]" office:value-type="string">
            <text:p>1800 ~ 1830</text:p>
          </table:table-cell>
        </table:table-row>
        <table:table-row table:style-name="ro2">
          <table:table-cell table:style-name="ce31" table:formula="oooc:=[Monday.A2]" office:value-type="string">
            <text:p>Anson(17/11)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0">
            <text:p>10</text:p>
          </table:table-cell>
        </table:table-row>
        <table:table-row table:style-name="ro2">
          <table:table-cell table:style-name="ce31" table:formula="oooc:=[Monday.A3]" office:value-type="string">
            <text:p>阿Hung(79/3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4]" office:value-type="string">
            <text:p>阿芝(68/3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5" table:style-name="ce33"/>
        </table:table-row>
        <table:table-row table:style-name="ro2">
          <table:table-cell table:style-name="ce31" table:formula="oooc:=[Monday.A5]" office:value-type="string">
            <text:p>Kay(0/0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6]" office:value-type="string">
            <text:p>Color(51/0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7]" office:value-type="string">
            <text:p>Beeno(85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8]" office:value-type="string">
            <text:p>Chris(85/0)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1" table:formula="oooc:=[Monday.A9]" office:value-type="string">
            <text:p>Kelvin(0/8.5)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</table:table-row>
        <table:table-row table:style-name="ro2">
          <table:table-cell table:style-name="ce31" table:formula="oooc:=[Monday.A10]" office:value-type="string">
            <text:p>Percy(0/0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11]" office:value-type="string">
            <text:p>Emily(0/17)</text:p>
          </table:table-cell>
          <table:table-cell table:number-columns-repeated="17" table:style-name="ce32"/>
        </table:table-row>
        <table:table-row table:style-name="ro2">
          <table:table-cell table:style-name="ce31" table:formula="oooc:=[Monday.A12]" office:value-type="string">
            <text:p>&lt;reserved&gt;(0/)</text:p>
          </table:table-cell>
          <table:table-cell table:number-columns-repeated="17" table:style-name="ce33"/>
        </table:table-row>
        <table:table-row table:style-name="ro2">
          <table:table-cell table:style-name="ce31" table:formula="oooc:=[Monday.A13]" office:value-type="string">
            <text:p>&lt;reserved&gt;(0/)</text:p>
          </table:table-cell>
          <table:table-cell table:number-columns-repeated="17" table:style-name="ce33"/>
        </table:table-row>
        <table:table-row table:style-name="ro2">
          <table:table-cell table:style-name="ce41" office:value-type="string">
            <text:p>Remarks</text:p>
          </table:table-cell>
          <table:table-cell table:style-name="ce42" table:formula="oooc:=[Monday.B14]" table:number-columns-spanned="17" table:number-rows-spanned="1" office:value-type="string">
            <text:p>1. 搵返自己個名
2. 打上自己既當值時間(按比率計算，每人平均約需當值4.25小時)
3. 以「1」表示最希望負責之時段(建議每星期選擇15節)
4. 以「2」表示其它可負責之時段(建議提供數節讓MIC有較大彈性)
5. 上課時間自動以「0」表示(可以去&lt;usable SSC Roster (range)&gt;改)
6. 如有任何問題，請聯絡該月MIC</text:p>
          </table:table-cell>
          <table:covered-table-cell table:number-columns-repeated="16"/>
        </table:table-row>
      </table:table>
      <table:table table:name="score" table:style-name="ta7" table:print="false">
        <office:forms form:automatic-focus="false" form:apply-design-mode="false"/>
        <table:table-column table:style-name="co18" table:number-columns-repeated="20" table:default-cell-style-name="ce15"/>
        <table:table-column table:style-name="co17" table:default-cell-style-name="ce15" table:number-columns-repeated="236"/>
        <table:table-row table:style-name="ro9">
          <table:table-cell/>
          <table:table-cell table:style-name="ce40" table:formula="oooc:=[MIC.B1]" office:value-type="string">
            <text:p>18/05/2015 (Mon)</text:p>
          </table:table-cell>
          <table:table-cell table:style-name="ce40" table:formula="oooc:=[MIC.C1]" office:value-type="string">
            <text:p>19/05/2015 (Tue)</text:p>
          </table:table-cell>
          <table:table-cell table:style-name="ce40" table:formula="oooc:=[MIC.D1]" office:value-type="string">
            <text:p>20/05/2015 (Wed)</text:p>
          </table:table-cell>
          <table:table-cell table:style-name="ce40" table:formula="oooc:=[MIC.E1]" office:value-type="string">
            <text:p>21/05/2015 (Thu)</text:p>
          </table:table-cell>
          <table:table-cell table:style-name="ce40" table:formula="oooc:=[MIC.F1]" office:value-type="string">
            <text:p>22/05/2015 (Fri)</text:p>
          </table:table-cell>
        </table:table-row>
        <table:table-row table:style-name="ro9">
          <table:table-cell/>
          <table:table-cell table:style-name="ce40" table:formula="oooc:=[MIC.B2]" office:value-type="string">
            <text:p>Emily</text:p>
          </table:table-cell>
          <table:table-cell table:style-name="ce40" table:formula="oooc:=[MIC.C2]" office:value-type="string">
            <text:p>Kelvin</text:p>
          </table:table-cell>
          <table:table-cell table:style-name="ce40" table:formula="oooc:=[MIC.D2]" office:value-type="string">
            <text:p>阿芝</text:p>
          </table:table-cell>
          <table:table-cell table:style-name="ce40" table:formula="oooc:=[MIC.E2]" office:value-type="string">
            <text:p>Emily</text:p>
          </table:table-cell>
          <table:table-cell table:style-name="ce40" table:formula="oooc:=[MIC.F2]" office:value-type="string">
            <text:p>Anson</text:p>
          </table:table-cell>
        </table:table-row>
        <table:table-row table:style-name="ro9">
          <table:table-cell/>
          <table:table-cell table:style-name="ce40" table:formula="oooc:=IF([MIC.B2]=[MIC.B3];&quot;..&quot;;[MIC.B3])" office:value-type="string">
            <text:p>..</text:p>
          </table:table-cell>
          <table:table-cell table:style-name="ce40" table:formula="oooc:=IF([MIC.C2]=[MIC.C3];&quot;..&quot;;[MIC.C3])" office:value-type="string">
            <text:p>..</text:p>
          </table:table-cell>
          <table:table-cell table:style-name="ce40" table:formula="oooc:=IF([MIC.D2]=[MIC.D3];&quot;..&quot;;[MIC.D3])" office:value-type="string">
            <text:p>..</text:p>
          </table:table-cell>
          <table:table-cell table:style-name="ce40" table:formula="oooc:=IF([MIC.E2]=[MIC.E3];&quot;..&quot;;[MIC.E3])" office:value-type="string">
            <text:p>..</text:p>
          </table:table-cell>
          <table:table-cell table:style-name="ce40" table:formula="oooc:=IF([MIC.F2]=[MIC.F3];&quot;..&quot;;[MIC.F3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3]=[MIC.B4];&quot;..&quot;;[MIC.B4])" office:value-type="string">
            <text:p>..</text:p>
          </table:table-cell>
          <table:table-cell table:style-name="ce40" table:formula="oooc:=IF([MIC.C3]=[MIC.C4];&quot;..&quot;;[MIC.C4])" office:value-type="string">
            <text:p>..</text:p>
          </table:table-cell>
          <table:table-cell table:style-name="ce40" table:formula="oooc:=IF([MIC.D3]=[MIC.D4];&quot;..&quot;;[MIC.D4])" office:value-type="string">
            <text:p>..</text:p>
          </table:table-cell>
          <table:table-cell table:style-name="ce40" table:formula="oooc:=IF([MIC.E3]=[MIC.E4];&quot;..&quot;;[MIC.E4])" office:value-type="string">
            <text:p>..</text:p>
          </table:table-cell>
          <table:table-cell table:style-name="ce40" table:formula="oooc:=IF([MIC.F3]=[MIC.F4];&quot;..&quot;;[MIC.F4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4]=[MIC.B5];&quot;..&quot;;[MIC.B5])" office:value-type="string">
            <text:p>..</text:p>
          </table:table-cell>
          <table:table-cell table:style-name="ce40" table:formula="oooc:=IF([MIC.C4]=[MIC.C5];&quot;..&quot;;[MIC.C5])" office:value-type="string">
            <text:p>..</text:p>
          </table:table-cell>
          <table:table-cell table:style-name="ce40" table:formula="oooc:=IF([MIC.D4]=[MIC.D5];&quot;..&quot;;[MIC.D5])" office:value-type="string">
            <text:p>..</text:p>
          </table:table-cell>
          <table:table-cell table:style-name="ce40" table:formula="oooc:=IF([MIC.E4]=[MIC.E5];&quot;..&quot;;[MIC.E5])" office:value-type="string">
            <text:p>..</text:p>
          </table:table-cell>
          <table:table-cell table:style-name="ce40" table:formula="oooc:=IF([MIC.F4]=[MIC.F5];&quot;..&quot;;[MIC.F5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5]=[MIC.B6];&quot;..&quot;;[MIC.B6])" office:value-type="string">
            <text:p>..</text:p>
          </table:table-cell>
          <table:table-cell table:style-name="ce40" table:formula="oooc:=IF([MIC.C5]=[MIC.C6];&quot;..&quot;;[MIC.C6])" office:value-type="string">
            <text:p>..</text:p>
          </table:table-cell>
          <table:table-cell table:style-name="ce40" table:formula="oooc:=IF([MIC.D5]=[MIC.D6];&quot;..&quot;;[MIC.D6])" office:value-type="string">
            <text:p>..</text:p>
          </table:table-cell>
          <table:table-cell table:style-name="ce40" table:formula="oooc:=IF([MIC.E5]=[MIC.E6];&quot;..&quot;;[MIC.E6])" office:value-type="string">
            <text:p>..</text:p>
          </table:table-cell>
          <table:table-cell table:style-name="ce40" table:formula="oooc:=IF([MIC.F5]=[MIC.F6];&quot;..&quot;;[MIC.F6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6]=[MIC.B7];&quot;..&quot;;[MIC.B7])" office:value-type="string">
            <text:p>..</text:p>
          </table:table-cell>
          <table:table-cell table:style-name="ce40" table:formula="oooc:=IF([MIC.C6]=[MIC.C7];&quot;..&quot;;[MIC.C7])" office:value-type="string">
            <text:p>..</text:p>
          </table:table-cell>
          <table:table-cell table:style-name="ce40" table:formula="oooc:=IF([MIC.D6]=[MIC.D7];&quot;..&quot;;[MIC.D7])" office:value-type="string">
            <text:p>..</text:p>
          </table:table-cell>
          <table:table-cell table:style-name="ce40" table:formula="oooc:=IF([MIC.E6]=[MIC.E7];&quot;..&quot;;[MIC.E7])" office:value-type="string">
            <text:p>..</text:p>
          </table:table-cell>
          <table:table-cell table:style-name="ce40" table:formula="oooc:=IF([MIC.F6]=[MIC.F7];&quot;..&quot;;[MIC.F7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7]=[MIC.B8];&quot;..&quot;;[MIC.B8])" office:value-type="string">
            <text:p>..</text:p>
          </table:table-cell>
          <table:table-cell table:style-name="ce40" table:formula="oooc:=IF([MIC.C7]=[MIC.C8];&quot;..&quot;;[MIC.C8])" office:value-type="string">
            <text:p>..</text:p>
          </table:table-cell>
          <table:table-cell table:style-name="ce40" table:formula="oooc:=IF([MIC.D7]=[MIC.D8];&quot;..&quot;;[MIC.D8])" office:value-type="string">
            <text:p>阿Hung</text:p>
          </table:table-cell>
          <table:table-cell table:style-name="ce40" table:formula="oooc:=IF([MIC.E7]=[MIC.E8];&quot;..&quot;;[MIC.E8])" office:value-type="string">
            <text:p>..</text:p>
          </table:table-cell>
          <table:table-cell table:style-name="ce40" table:formula="oooc:=IF([MIC.F7]=[MIC.F8];&quot;..&quot;;[MIC.F8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8]=[MIC.B9];&quot;..&quot;;[MIC.B9])" office:value-type="string">
            <text:p>..</text:p>
          </table:table-cell>
          <table:table-cell table:style-name="ce40" table:formula="oooc:=IF([MIC.C8]=[MIC.C9];&quot;..&quot;;[MIC.C9])" office:value-type="string">
            <text:p>..</text:p>
          </table:table-cell>
          <table:table-cell table:style-name="ce40" table:formula="oooc:=IF([MIC.D8]=[MIC.D9];&quot;..&quot;;[MIC.D9])" office:value-type="string">
            <text:p>..</text:p>
          </table:table-cell>
          <table:table-cell table:style-name="ce40" table:formula="oooc:=IF([MIC.E8]=[MIC.E9];&quot;..&quot;;[MIC.E9])" office:value-type="string">
            <text:p>..</text:p>
          </table:table-cell>
          <table:table-cell table:style-name="ce40" table:formula="oooc:=IF([MIC.F8]=[MIC.F9];&quot;..&quot;;[MIC.F9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9]=[MIC.B10];&quot;..&quot;;[MIC.B10])" office:value-type="string">
            <text:p>..</text:p>
          </table:table-cell>
          <table:table-cell table:style-name="ce40" table:formula="oooc:=IF([MIC.C9]=[MIC.C10];&quot;..&quot;;[MIC.C10])" office:value-type="string">
            <text:p>..</text:p>
          </table:table-cell>
          <table:table-cell table:style-name="ce40" table:formula="oooc:=IF([MIC.D9]=[MIC.D10];&quot;..&quot;;[MIC.D10])" office:value-type="string">
            <text:p>..</text:p>
          </table:table-cell>
          <table:table-cell table:style-name="ce40" table:formula="oooc:=IF([MIC.E9]=[MIC.E10];&quot;..&quot;;[MIC.E10])" office:value-type="string">
            <text:p>..</text:p>
          </table:table-cell>
          <table:table-cell table:style-name="ce40" table:formula="oooc:=IF([MIC.F9]=[MIC.F10];&quot;..&quot;;[MIC.F10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10]=[MIC.B11];&quot;..&quot;;[MIC.B11])" office:value-type="string">
            <text:p>..</text:p>
          </table:table-cell>
          <table:table-cell table:style-name="ce40" table:formula="oooc:=IF([MIC.C10]=[MIC.C11];&quot;..&quot;;[MIC.C11])" office:value-type="string">
            <text:p>..</text:p>
          </table:table-cell>
          <table:table-cell table:style-name="ce40" table:formula="oooc:=IF([MIC.D10]=[MIC.D11];&quot;..&quot;;[MIC.D11])" office:value-type="string">
            <text:p>..</text:p>
          </table:table-cell>
          <table:table-cell table:style-name="ce40" table:formula="oooc:=IF([MIC.E10]=[MIC.E11];&quot;..&quot;;[MIC.E11])" office:value-type="string">
            <text:p>..</text:p>
          </table:table-cell>
          <table:table-cell table:style-name="ce40" table:formula="oooc:=IF([MIC.F10]=[MIC.F11];&quot;..&quot;;[MIC.F11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11]=[MIC.B12];&quot;..&quot;;[MIC.B12])" office:value-type="string">
            <text:p>..</text:p>
          </table:table-cell>
          <table:table-cell table:style-name="ce40" table:formula="oooc:=IF([MIC.C11]=[MIC.C12];&quot;..&quot;;[MIC.C12])" office:value-type="string">
            <text:p>..</text:p>
          </table:table-cell>
          <table:table-cell table:style-name="ce40" table:formula="oooc:=IF([MIC.D11]=[MIC.D12];&quot;..&quot;;[MIC.D12])" office:value-type="string">
            <text:p>..</text:p>
          </table:table-cell>
          <table:table-cell table:style-name="ce40" table:formula="oooc:=IF([MIC.E11]=[MIC.E12];&quot;..&quot;;[MIC.E12])" office:value-type="string">
            <text:p>..</text:p>
          </table:table-cell>
          <table:table-cell table:style-name="ce40" table:formula="oooc:=IF([MIC.F11]=[MIC.F12];&quot;..&quot;;[MIC.F12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12]=[MIC.B13];&quot;..&quot;;[MIC.B13])" office:value-type="string">
            <text:p>..</text:p>
          </table:table-cell>
          <table:table-cell table:style-name="ce40" table:formula="oooc:=IF([MIC.C12]=[MIC.C13];&quot;..&quot;;[MIC.C13])" office:value-type="string">
            <text:p>..</text:p>
          </table:table-cell>
          <table:table-cell table:style-name="ce40" table:formula="oooc:=IF([MIC.D12]=[MIC.D13];&quot;..&quot;;[MIC.D13])" office:value-type="string">
            <text:p>..</text:p>
          </table:table-cell>
          <table:table-cell table:style-name="ce40" table:formula="oooc:=IF([MIC.E12]=[MIC.E13];&quot;..&quot;;[MIC.E13])" office:value-type="string">
            <text:p>..</text:p>
          </table:table-cell>
          <table:table-cell table:style-name="ce40" table:formula="oooc:=IF([MIC.F12]=[MIC.F13];&quot;..&quot;;[MIC.F13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13]=[MIC.B14];&quot;..&quot;;[MIC.B14])" office:value-type="string">
            <text:p>..</text:p>
          </table:table-cell>
          <table:table-cell table:style-name="ce40" table:formula="oooc:=IF([MIC.C13]=[MIC.C14];&quot;..&quot;;[MIC.C14])" office:value-type="string">
            <text:p>..</text:p>
          </table:table-cell>
          <table:table-cell table:style-name="ce40" table:formula="oooc:=IF([MIC.D13]=[MIC.D14];&quot;..&quot;;[MIC.D14])" office:value-type="string">
            <text:p>Anson</text:p>
          </table:table-cell>
          <table:table-cell table:style-name="ce40" table:formula="oooc:=IF([MIC.E13]=[MIC.E14];&quot;..&quot;;[MIC.E14])" office:value-type="string">
            <text:p>..</text:p>
          </table:table-cell>
          <table:table-cell table:style-name="ce40" table:formula="oooc:=IF([MIC.F13]=[MIC.F14];&quot;..&quot;;[MIC.F14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14]=[MIC.B15];&quot;..&quot;;[MIC.B15])" office:value-type="string">
            <text:p>..</text:p>
          </table:table-cell>
          <table:table-cell table:style-name="ce40" table:formula="oooc:=IF([MIC.C14]=[MIC.C15];&quot;..&quot;;[MIC.C15])" office:value-type="string">
            <text:p>..</text:p>
          </table:table-cell>
          <table:table-cell table:style-name="ce40" table:formula="oooc:=IF([MIC.D14]=[MIC.D15];&quot;..&quot;;[MIC.D15])" office:value-type="string">
            <text:p>..</text:p>
          </table:table-cell>
          <table:table-cell table:style-name="ce40" table:formula="oooc:=IF([MIC.E14]=[MIC.E15];&quot;..&quot;;[MIC.E15])" office:value-type="string">
            <text:p>..</text:p>
          </table:table-cell>
          <table:table-cell table:style-name="ce40" table:formula="oooc:=IF([MIC.F14]=[MIC.F15];&quot;..&quot;;[MIC.F15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15]=[MIC.B16];&quot;..&quot;;[MIC.B16])" office:value-type="string">
            <text:p>..</text:p>
          </table:table-cell>
          <table:table-cell table:style-name="ce40" table:formula="oooc:=IF([MIC.C15]=[MIC.C16];&quot;..&quot;;[MIC.C16])" office:value-type="string">
            <text:p>..</text:p>
          </table:table-cell>
          <table:table-cell table:style-name="ce40" table:formula="oooc:=IF([MIC.D15]=[MIC.D16];&quot;..&quot;;[MIC.D16])" office:value-type="string">
            <text:p>..</text:p>
          </table:table-cell>
          <table:table-cell table:style-name="ce40" table:formula="oooc:=IF([MIC.E15]=[MIC.E16];&quot;..&quot;;[MIC.E16])" office:value-type="string">
            <text:p>..</text:p>
          </table:table-cell>
          <table:table-cell table:style-name="ce40" table:formula="oooc:=IF([MIC.F15]=[MIC.F16];&quot;..&quot;;[MIC.F16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16]=[MIC.B17];&quot;..&quot;;[MIC.B17])" office:value-type="string">
            <text:p>..</text:p>
          </table:table-cell>
          <table:table-cell table:style-name="ce40" table:formula="oooc:=IF([MIC.C16]=[MIC.C17];&quot;..&quot;;[MIC.C17])" office:value-type="string">
            <text:p>..</text:p>
          </table:table-cell>
          <table:table-cell table:style-name="ce40" table:formula="oooc:=IF([MIC.D16]=[MIC.D17];&quot;..&quot;;[MIC.D17])" office:value-type="string">
            <text:p>..</text:p>
          </table:table-cell>
          <table:table-cell table:style-name="ce40" table:formula="oooc:=IF([MIC.E16]=[MIC.E17];&quot;..&quot;;[MIC.E17])" office:value-type="string">
            <text:p>..</text:p>
          </table:table-cell>
          <table:table-cell table:style-name="ce40" table:formula="oooc:=IF([MIC.F16]=[MIC.F17];&quot;..&quot;;[MIC.F17])" office:value-type="string">
            <text:p>..</text:p>
          </table:table-cell>
        </table:table-row>
        <table:table-row table:style-name="ro9">
          <table:table-cell/>
          <table:table-cell table:style-name="ce40" table:formula="oooc:=IF([MIC.B17]=[MIC.B18];&quot;..&quot;;[MIC.B18])" office:value-type="string">
            <text:p>..</text:p>
          </table:table-cell>
          <table:table-cell table:style-name="ce40" table:formula="oooc:=IF([MIC.C17]=[MIC.C18];&quot;..&quot;;[MIC.C18])" office:value-type="string">
            <text:p>..</text:p>
          </table:table-cell>
          <table:table-cell table:style-name="ce40" table:formula="oooc:=IF([MIC.D17]=[MIC.D18];&quot;..&quot;;[MIC.D18])" office:value-type="string">
            <text:p>..</text:p>
          </table:table-cell>
          <table:table-cell table:style-name="ce40" table:formula="oooc:=IF([MIC.E17]=[MIC.E18];&quot;..&quot;;[MIC.E18])" office:value-type="string">
            <text:p>..</text:p>
          </table:table-cell>
          <table:table-cell table:style-name="ce40" table:formula="oooc:=IF([MIC.F17]=[MIC.F18];&quot;..&quot;;[MIC.F18])" office:value-type="string">
            <text:p>..</text:p>
          </table:table-cell>
        </table:table-row>
        <table:table-row table:number-rows-repeated="1" table:style-name="ro8"/>
        <table:table-row table:style-name="ro9">
          <table:table-cell table:style-name="ce50" office:value-type="string">
            <text:p>continous</text:p>
          </table:table-cell>
          <table:table-cell table:style-name="ce40" table:formula="oooc:=CONCAT([.A20],&quot; count&quot;)" office:value-type="string">
            <text:p>continous count</text:p>
          </table:table-cell>
          <table:table-cell table:style-name="ce40" table:formula="oooc:=COUNTIF([.$B$2:.$F$18];&quot;..&quot;)" office:value-type="string">
            <text:p>78</text:p>
          </table:table-cell>
          <table:table-cell/>
          <table:table-cell table:style-name="ce50" office:value-type="string">
            <text:p>Best</text:p>
          </table:table-cell>
          <table:table-cell table:style-name="ce40" table:formula="oooc:=[.F21]-COUNTA([MIC.J$4:.J$13])" office:value-type="string">
            <text:p>75</text:p>
          </table:table-cell>
        </table:table-row>
        <table:table-row table:style-name="ro9">
          <table:table-cell table:style-name="ce51" office:value-type="percentage" office:value="0.5">
            <text:p>50%</text:p>
          </table:table-cell>
          <table:table-cell table:style-name="ce40" table:formula="oooc:=CONCAT([.A20],&quot; score&quot;)" office:value-type="string">
            <text:p>continous score</text:p>
          </table:table-cell>
          <table:table-cell table:style-name="ce52" table:formula="oooc:=[.C20]/[.F20]" office:value-type="string">
            <text:p>104.00%</text:p>
          </table:table-cell>
          <table:table-cell/>
          <table:table-cell table:style-name="ce50" office:value-type="string">
            <text:p>all count</text:p>
          </table:table-cell>
          <table:table-cell table:style-name="ce40" table:formula="oooc:=COUNTA([.$B$2:.$F$18])" office:value-type="string">
            <text:p>85</text:p>
          </table:table-cell>
        </table:table-row>
        <table:table-row table:number-rows-repeated="1" table:style-name="ro8"/>
        <table:table-row table:style-name="ro9">
          <table:table-cell table:style-name="ce50" office:value-type="string">
            <text:p>wanted</text:p>
          </table:table-cell>
          <table:table-cell table:style-name="ce40" table:formula="oooc:=CONCAT([.A23],&quot; count&quot;)" office:value-type="string">
            <text:p>wanted count</text:p>
          </table:table-cell>
          <table:table-cell table:style-name="ce40" table:formula="oooc:=COUNTIF([Monday.B2:.R13];10)+COUNTIF([Tuesday.B2:.R13];10)+COUNTIF([Wednesday.B2:.R13];10)+COUNTIF([Thursday.B2:.R13];10)+COUNTIF([Friday.B2:.R13];10)" office:value-type="string">
            <text:p>79</text:p>
          </table:table-cell>
          <table:table-cell/>
          <table:table-cell table:style-name="ce50" office:value-type="string">
            <text:p>Best</text:p>
          </table:table-cell>
          <table:table-cell table:style-name="ce40" table:formula="oooc:=COUNTA([.$B$2:.$F$18])" office:value-type="string">
            <text:p>85</text:p>
          </table:table-cell>
        </table:table-row>
        <table:table-row table:style-name="ro9">
          <table:table-cell table:style-name="ce51" office:value-type="percentage" office:value="0.5">
            <text:p>50%</text:p>
          </table:table-cell>
          <table:table-cell table:style-name="ce40" table:formula="oooc:=CONCAT([.A23],&quot; score&quot;)" office:value-type="string">
            <text:p>wanted score</text:p>
          </table:table-cell>
          <table:table-cell table:style-name="ce52" table:formula="oooc:=[.C23]/[.F23]" office:value-type="string">
            <text:p>92.94%</text:p>
          </table:table-cell>
        </table:table-row>
        <table:table-row table:number-rows-repeated="1" table:style-name="ro8"/>
        <table:table-row table:style-name="ro9">
          <table:table-cell table:style-name="ce50" office:value-type="string">
            <text:p>overall</text:p>
          </table:table-cell>
          <table:table-cell table:style-name="ce40" table:formula="oooc:=CONCAT([.A45],&quot; score&quot;)" office:value-type="string">
            <text:p> score</text:p>
          </table:table-cell>
          <table:table-cell table:style-name="ce52" table:formula="oooc:=[.C21]*[.A21]+[.C24]*[.A24]" office:value-type="string">
            <text:p>98.47%</text:p>
          </table:table-cell>
        </table:table-row>
      </table:table>
      <table:named-expressions>
        <table:named-expression table:name="CONCAT" table:base-cell-address="$MIC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 number:style="long"/>
      <number:text>/</number:text>
      <number:month number:style="long"/>
      <number:text>/</number:text>
      <number:year number:style="long"/>
    </number:date-style>
    <number:number-style style:name="N165">
      <number:number number:min-integer-digits="1" number:grouping="true" number:decimal-places="15"/>
    </number:number-style>
    <number:number-style style:name="N166">
      <number:number number:min-integer-digits="1" number:grouping="true" number:decimal-places="1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IC" style:display-name="PageStyle_MIC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day" style:display-name="PageStyle_Monda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uesday" style:display-name="PageStyle_Tuesda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ednesday" style:display-name="PageStyle_Wednes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hursday" style:display-name="PageStyle_Thurs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Friday" style:display-name="PageStyle_Friday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score" style:display-name="PageStyle_scor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